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72cm" fo:min-width="3.901cm" fo:padding-bottom="0.03cm"/>
    </style:style>
    <style:style style:name="gr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2.965cm" fo:min-width="9.48cm" fo:padding-bottom="0.03cm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5.25cm" fo:min-width="3.6cm" fo:padding-left="0.15cm"/>
    </style:style>
    <style:style style:name="gr12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2cm" fo:min-width="9.439cm" fo:padding-bottom="0.03cm"/>
    </style:style>
    <style:style style:name="gr14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cc00" draw:marker-end-width="0.2cm" draw:fill="none" draw:textarea-vertical-align="middle"/>
    </style:style>
    <style:style style:name="gr17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18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1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ff950e" draw:marker-end-width="0.2cm" draw:fill="none" draw:textarea-vertical-align="middle"/>
    </style:style>
    <style:style style:name="gr26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ff950e" draw:marker-start="Arrow" draw:marker-start-width="0.15cm" draw:marker-end-width="0.1cm" draw:fill="none" draw:textarea-vertical-align="middle"/>
    </style:style>
    <style:style style:name="gr28" style:family="graphic" style:parent-style-name="objectwithoutfill">
      <style:graphic-properties svg:stroke-color="#ff950e" draw:marker-start-width="0.15cm" draw:marker-end-width="0.1cm" draw:fill="none" draw:textarea-vertical-align="middle"/>
    </style:style>
    <style:style style:name="gr29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3333ff" draw:marker-end-width="0.15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49cm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75cm" fo:padding-left="0.15cm"/>
    </style:style>
    <style:style style:name="gr3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36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85cm" fo:padding-left="0.15cm"/>
    </style:style>
    <style:style style:name="gr37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5cm"/>
    </style:style>
    <style:style style:name="gr38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39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4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4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9cm" fo:min-width="5.747cm"/>
    </style:style>
    <style:style style:name="gr45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4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4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49cm" fo:min-width="6.737cm"/>
    </style:style>
    <style:style style:name="gr51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2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3" style:family="graphic" style:parent-style-name="Default_5f_1_5f_1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54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55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6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7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8pt" style:font-size-asian="8pt" style:font-weight-asian="normal" style:font-size-complex="8pt"/>
    </style:style>
    <style:style style:name="P3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4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3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4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ff420e" style:font-name="Calibri2" fo:font-size="8pt" style:font-size-asian="8pt" style:font-weight-asian="normal" style:font-size-complex="8pt"/>
    </style:style>
    <style:style style:name="T2" style:family="text">
      <style:text-properties style:font-name="Calibri2" fo:font-size="6pt" style:font-size-asian="8pt" style:font-weight-asian="normal" style:font-size-complex="8pt"/>
    </style:style>
    <style:style style:name="T3" style:family="text">
      <style:text-properties fo:color="#ffffff" style:font-name="Calibri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6" style:family="text">
      <style:text-properties fo:font-size="6pt" style:font-size-asian="8pt" style:font-weight-asian="normal" style:font-size-complex="8pt"/>
    </style:style>
    <style:style style:name="T7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01cm" svg:height="3.127cm" svg:x="21.607cm" svg:y="10.31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4.5cm" svg:x="16.297cm" svg:y="11.001cm">
          <text:p text:style-name="P3"><text:span text:style-name="T2"><text:tab/></text:span><text:span text:style-name="T2">EN</text:span><text:span text:style-name="T2">T_</text:span><text:span text:style-name="T2">DE</text:span><text:span text:style-name="T2">FFE</text:span><text:span text:style-name="T2">CT</text:span><text:span text:style-name="T2"><text:tab/></text:span><text:span text:style-name="T2">DA</text:span><text:span text:style-name="T2">TE</text:span></text:p>
          <text:p text:style-name="P3"><text:span text:style-name="T2">#</text:span><text:span text:style-name="T2"><text:tab/></text:span><text:span text:style-name="T2">EN</text:span><text:span text:style-name="T2">T_</text:span><text:span text:style-name="T2">NU</text:span><text:span text:style-name="T2">M</text:span><text:span text:style-name="T2">BE</text:span><text:span text:style-name="T2">R</text:span><text:span text:style-name="T2"><text:tab/></text:span><text:span text:style-name="T2">BI</text:span><text:span text:style-name="T2">GI</text:span><text:span text:style-name="T2">NT</text:span></text:p>
          <text:p text:style-name="P3"><text:span text:style-name="T2"><text:tab/></text:span><text:span text:style-name="T2">EN</text:span><text:span text:style-name="T2">T_</text:span><text:span text:style-name="T2">DO</text:span><text:span text:style-name="T2">PE</text:span><text:span text:style-name="T2"><text:tab/></text:span><text:span text:style-name="T2">DA</text:span><text:span text:style-name="T2">TE</text:span></text:p>
          <text:p text:style-name="P3"><text:span text:style-name="T2"><text:tab/></text:span><text:span text:style-name="T2">EN</text:span><text:span text:style-name="T2">T_</text:span><text:span text:style-name="T2">LA</text:span><text:span text:style-name="T2">BE</text:span><text:span text:style-name="T2">L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EN</text:span><text:span text:style-name="T2">T_</text:span><text:span text:style-name="T2">RE</text:span><text:span text:style-name="T2">F</text:span><text:span text:style-name="T2"><text:tab/></text:span><text:span text:style-name="T2">VX</text:span><text:span text:style-name="T2">(25</text:span><text:span text:style-name="T2">6)</text:span></text:p>
          <text:p text:style-name="P3"><text:span text:style-name="T2"><text:tab/></text:span><text:span text:style-name="T2">EN</text:span><text:span text:style-name="T2">T_</text:span><text:span text:style-name="T2">AC</text:span><text:span text:style-name="T2">CO</text:span><text:span text:style-name="T2">UN</text:span><text:span text:style-name="T2">T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CU</text:span><text:span text:style-name="T2">RR</text:span><text:span text:style-name="T2">EN</text:span><text:span text:style-name="T2">CY</text:span><text:span text:style-name="T2"><text:tab/></text:span><text:span text:style-name="T2">X(3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DE</text:span><text:span text:style-name="T2">BIT</text:span><text:span text:style-name="T2"><text:tab/></text:span><text:span text:style-name="T2">DE</text:span><text:span text:style-name="T2">CI</text:span><text:span text:style-name="T2">M</text:span><text:span text:style-name="T2">AL(</text:span><text:span text:style-name="T2">20,</text:span><text:span text:style-name="T2">5)</text:span></text:p>
          <text:p text:style-name="P3"><text:span text:style-name="T2"><text:tab/></text:span><text:span text:style-name="T2">EN</text:span><text:span text:style-name="T2">T_</text:span><text:span text:style-name="T2">CR</text:span><text:span text:style-name="T2">ED</text:span><text:span text:style-name="T2">IT</text:span><text:span text:style-name="T2"><text:tab/></text:span><text:span text:style-name="T2">DE</text:span><text:span text:style-name="T2">CI</text:span><text:span text:style-name="T2">M</text:span><text:span text:style-name="T2">AL(</text:span><text:span text:style-name="T2">20,</text:span><text:span text:style-name="T2">5)</text:span></text:p>
          <text:p text:style-name="P3"><text:span text:style-name="T2"><text:tab/></text:span><text:span text:style-name="T2">EN</text:span><text:span text:style-name="T2">T_</text:span><text:span text:style-name="T2">LE</text:span><text:span text:style-name="T2">DG</text:span><text:span text:style-name="T2">ER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OP</text:span><text:span text:style-name="T2">E_</text:span><text:span text:style-name="T2">TE</text:span><text:span text:style-name="T2">M</text:span><text:span text:style-name="T2">PL</text:span><text:span text:style-name="T2">AT</text:span><text:span text:style-name="T2">E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STA</text:span><text:span text:style-name="T2">TU</text:span><text:span text:style-name="T2">S</text:span><text:span text:style-name="T2"><text:tab/></text:span><text:span text:style-name="T2">IN</text:span><text:span text:style-name="T2">TE</text:span><text:span text:style-name="T2">GE</text:span><text:span text:style-name="T2">R</text:span></text:p>
          <text:p text:style-name="P3"><text:span text:style-name="T2"><text:tab/></text:span><text:span text:style-name="T2">EN</text:span><text:span text:style-name="T2">T_</text:span><text:span text:style-name="T2">UP</text:span><text:span text:style-name="T2">D_</text:span><text:span text:style-name="T2">US</text:span><text:span text:style-name="T2">ER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UP</text:span><text:span text:style-name="T2">D_</text:span><text:span text:style-name="T2">STA</text:span><text:span text:style-name="T2">M</text:span><text:span text:style-name="T2">P</text:span><text:span text:style-name="T2"><text:tab/></text:span><text:span text:style-name="T2">TI</text:span><text:span text:style-name="T2">ME</text:span><text:span text:style-name="T2">STA</text:span><text:span text:style-name="T2">M</text:span><text:span text:style-name="T2">P</text:span></text:p>
          <text:p text:style-name="P3"><text:span text:style-name="T2"><text:tab/></text:span><text:span text:style-name="T2">EN</text:span><text:span text:style-name="T2">T_</text:span><text:span text:style-name="T2">STL</text:span><text:span text:style-name="T2">M</text:span><text:span text:style-name="T2">T_</text:span><text:span text:style-name="T2">NU</text:span><text:span text:style-name="T2">M</text:span><text:span text:style-name="T2">BE</text:span><text:span text:style-name="T2">R</text:span><text:span text:style-name="T2"><text:tab/></text:span><text:span text:style-name="T2">BI</text:span><text:span text:style-name="T2">GI</text:span><text:span text:style-name="T2">NT</text:span></text:p>
          <text:p text:style-name="P3"><text:span text:style-name="T2"><text:tab/></text:span><text:span text:style-name="T2">EN</text:span><text:span text:style-name="T2">T_</text:span><text:span text:style-name="T2">STL</text:span><text:span text:style-name="T2">M</text:span><text:span text:style-name="T2">T_</text:span><text:span text:style-name="T2">US</text:span><text:span text:style-name="T2">ER</text:span><text:span text:style-name="T2"><text:tab/></text:span><text:span text:style-name="T2">VX</text:span><text:span text:style-name="T2">(64</text:span><text:span text:style-name="T2">)</text:span></text:p>
          <text:p text:style-name="P3"><text:span text:style-name="T2"><text:tab/></text:span><text:span text:style-name="T2">EN</text:span><text:span text:style-name="T2">T_</text:span><text:span text:style-name="T2">STL</text:span><text:span text:style-name="T2">M</text:span><text:span text:style-name="T2">T_</text:span><text:span text:style-name="T2">STA</text:span><text:span text:style-name="T2">M</text:span><text:span text:style-name="T2">P</text:span><text:span text:style-name="T2"><text:tab/></text:span><text:span text:style-name="T2">TI</text:span><text:span text:style-name="T2">ME</text:span><text:span text:style-name="T2">STA</text:span><text:span text:style-name="T2">M</text:span><text:span text:style-name="T2">P</text:span></text:p>
          <text:p text:style-name="P3"><text:span text:style-name="T2"><text:tab/></text:span><text:span text:style-name="T2">EN</text:span><text:span text:style-name="T2">T_</text:span><text:span text:style-name="T2">OP</text:span><text:span text:style-name="T2">E_</text:span><text:span text:style-name="T2">NU</text:span><text:span text:style-name="T2">M</text:span><text:span text:style-name="T2">BE</text:span><text:span text:style-name="T2">R</text:span><text:span text:style-name="T2"><text:tab/></text:span><text:span text:style-name="T2">BI</text:span><text:span text:style-name="T2">GI</text:span><text:span text:style-name="T2">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297cm" svg:y="10.5cm">
          <text:p text:style-name="P5"><text:span text:style-name="T3">OFA_T_ENTRI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2cm" svg:x="21.797cm" svg:y="11.001cm">
          <text:p text:style-name="P3"><text:span text:style-name="T2">#</text:span><text:span text:style-name="T2"><text:tab/></text:span><text:span text:style-name="T2">CUR_CODE</text:span><text:span text:style-name="T2"><text:tab/></text:span><text:span text:style-name="T2">X(3)</text:span></text:p>
          <text:p text:style-name="P3"><text:span text:style-name="T2"><text:tab/></text:span><text:span text:style-name="T2">CUR_LABEL</text:span><text:span text:style-name="T2"><text:tab/></text:span><text:span text:style-name="T2">VX(256)</text:span></text:p>
          <text:p text:style-name="P3"><text:span text:style-name="T2"><text:tab/></text:span><text:span text:style-name="T2">CUR_SYMBOL</text:span><text:span text:style-name="T2"><text:tab/></text:span><text:span text:style-name="T2">X(3)</text:span></text:p>
          <text:p text:style-name="P3"><text:span text:style-name="T2"><text:tab/></text:span><text:span text:style-name="T2">CUR_DIGITS</text:span><text:span text:style-name="T2"><text:tab/></text:span><text:span text:style-name="T2">INTEGER</text:span></text:p>
          <text:p text:style-name="P3"><text:span text:style-name="T2"><text:tab/></text:span><text:span text:style-name="T2">CUR_NOTES</text:span><text:span text:style-name="T2"><text:tab/></text:span><text:span text:style-name="T2">VX(4096)</text:span></text:p>
          <text:p text:style-name="P3"><text:span text:style-name="T2"><text:tab/></text:span><text:span text:style-name="T2">CUR_UPD_USER</text:span><text:span text:style-name="T2"><text:tab/></text:span><text:span text:style-name="T2">VX(64)</text:span></text:p>
          <text:p text:style-name="P3"><text:span text:style-name="T2"><text:tab/></text:span><text:span text:style-name="T2">CUR_UPD_STAMP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10.5cm">
          <text:p text:style-name="P5"><text:span text:style-name="T3">OFA_T_CURRENCI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98cm" svg:height="3.12cm" svg:x="16.167cm" svg:y="17.5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cm" svg:height="2cm" svg:x="16.301cm" svg:y="18.199cm">
          <text:p text:style-name="P3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3"><text:span text:style-name="T2"><text:tab/></text:span><text:span text:style-name="T2">LED_LABEL</text:span><text:span text:style-name="T2"><text:tab/></text:span><text:span text:style-name="T2">VX(256)</text:span></text:p>
          <text:p text:style-name="P3"><text:span text:style-name="T2"><text:tab/></text:span><text:span text:style-name="T2">LED_NOTES</text:span><text:span text:style-name="T2"><text:tab/></text:span><text:span text:style-name="T2">VX(4096)</text:span></text:p>
          <text:p text:style-name="P3"><text:span text:style-name="T2"><text:tab/></text:span><text:span text:style-name="T2">LED_UPD_USER</text:span><text:span text:style-name="T2"><text:tab/></text:span><text:span text:style-name="T2">VX(64)</text:span></text:p>
          <text:p text:style-name="P3"><text:span text:style-name="T2"><text:tab/></text:span><text:span text:style-name="T2">LED_UPD_STAMP</text:span><text:span text:style-name="T2"><text:tab/></text:span><text:span text:style-name="T2">TIMESTAMP</text:span></text:p>
          <text:p text:style-name="P3"><text:span text:style-name="T2"><text:tab/></text:span><text:span text:style-name="T2">LED_LAST_CLO</text:span><text:span text:style-name="T2"><text:tab/></text:span><text:span text:style-name="T2">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1cm" svg:y="17.698cm">
          <text:p text:style-name="P5"><text:span text:style-name="T3">OFA_T_LEDGERS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4.25cm" svg:height="1.999cm" svg:x="21.801cm" svg:y="18.199cm">
          <text:p text:style-name="P7"><text:span text:style-name="T2">#</text:span><text:span text:style-name="T2"><text:tab/></text:span><text:span text:style-name="T2">LED_MNEMO</text:span><text:span text:style-name="T2"><text:tab/></text:span><text:span text:style-name="T2">VX(64)</text:span></text:p>
          <text:p text:style-name="P7"><text:span text:style-name="T2">#</text:span><text:span text:style-name="T2"><text:tab/></text:span><text:span text:style-name="T2">LED_CUR_CODE</text:span><text:span text:style-name="T2"><text:tab/></text:span><text:span text:style-name="T2">X(3)</text:span></text:p>
          <text:p text:style-name="P7"><text:span text:style-name="T2"><text:tab/></text:span><text:span text:style-name="T2">LED_CUR_VAL_DEBIT</text:span><text:span text:style-name="T2"><text:tab/></text:span><text:span text:style-name="T2">DECIMAL(20,5)</text:span></text:p>
          <text:p text:style-name="P7"><text:span text:style-name="T2"><text:tab/></text:span><text:span text:style-name="T2">LED_CUR_VAL_CREDIT</text:span><text:span text:style-name="T2"><text:tab/></text:span><text:span text:style-name="T2">DECIMAL(20,5)</text:span></text:p>
          <text:p text:style-name="P7"><text:span text:style-name="T2"><text:tab/></text:span><text:span text:style-name="T2">LED_CUR_ROUGH_DEBIT</text:span><text:span text:style-name="T2"><text:tab/></text:span><text:span text:style-name="T2">DECIMAL(20,5)</text:span></text:p>
          <text:p text:style-name="P7"><text:span text:style-name="T2"><text:tab/></text:span><text:span text:style-name="T2">LED_CUR_ROUGH_CREDIT</text:span><text:span text:style-name="T2"><text:tab/></text:span><text:span text:style-name="T2">DECIMAL(20,5)</text:span></text:p>
          <text:p text:style-name="P7"><text:span text:style-name="T2"><text:tab/></text:span><text:span text:style-name="T2">LED_CUR_FUT_DEBIT</text:span><text:span text:style-name="T2"><text:tab/></text:span><text:span text:style-name="T2">DECIMAL(20,5)</text:span></text:p>
          <text:p text:style-name="P7"><text:span text:style-name="T2"><text:tab/></text:span><text:span text:style-name="T2">LED_CUR_FUT_CREDIT</text:span><text:span text:style-name="T2"><text:tab/></text:span><text:span text:style-name="T2">DECIMAL(20,5)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25cm" svg:height="0.5cm" svg:x="21.801cm" svg:y="17.698cm">
          <text:p text:style-name="P5"><text:span text:style-name="T3">OFA_T_LEDGERS_CU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813cm" svg:y1="18.444cm" svg:x2="20.301cm" svg:y2="18.444cm">
          <text:p/>
        </draw:line>
        <draw:custom-shape draw:style-name="gr8" draw:text-style-name="P2" draw:layer="layout" svg:width="9.724cm" svg:height="4.096cm" svg:x="5.169cm" svg:y="22.85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<text:tab/></text:span><text:span text:style-name="T2">OTE_LABEL</text:span><text:span text:style-name="T2"><text:tab/></text:span><text:span text:style-name="T2">VX(256)</text:span></text:p>
          <text:p text:style-name="P3"><text:span text:style-name="T2"><text:tab/></text:span><text:span text:style-name="T2">OTE_LED_MNEMO</text:span><text:span text:style-name="T2"><text:tab/></text:span><text:span text:style-name="T2">VX(64)</text:span></text:p>
          <text:p text:style-name="P3"><text:span text:style-name="T2"><text:tab/></text:span><text:span text:style-name="T2">OTE_LED_LOCKED</text:span><text:span text:style-name="T2"><text:tab/></text:span><text:span text:style-name="T2">X(1)</text:span></text:p>
          <text:p text:style-name="P3"><text:span text:style-name="T2"><text:tab/></text:span><text:span text:style-name="T2">OTE_REF</text:span><text:span text:style-name="T2"><text:tab/></text:span><text:span text:style-name="T2">VX(256)</text:span></text:p>
          <text:p text:style-name="P3"><text:span text:style-name="T2"><text:tab/></text:span><text:span text:style-name="T2">OTE_REF_LOCKED</text:span><text:span text:style-name="T2"><text:tab/></text:span><text:span text:style-name="T2">X(1)</text:span></text:p>
          <text:p text:style-name="P3"><text:span text:style-name="T2"><text:tab/></text:span><text:span text:style-name="T2">OTE_NOTES</text:span><text:span text:style-name="T2"><text:tab/></text:span><text:span text:style-name="T2">VX(4096)</text:span></text:p>
          <text:p text:style-name="P3"><text:span text:style-name="T2"><text:tab/></text:span><text:span text:style-name="T2">OTE_UPD_USER</text:span><text:span text:style-name="T2"><text:tab/></text:span><text:span text:style-name="T2">VX(64)</text:span></text:p>
          <text:p text:style-name="P3"><text:span text:style-name="T2"><text:tab/></text:span><text:span text:style-name="T2">OTE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3cm">
          <text:p text:style-name="P5"><text:span text:style-name="T3">OFA_T_OPE_TEMPLAT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3.501cm">
          <text:p text:style-name="P3"><text:span text:style-name="T2">#</text:span><text:span text:style-name="T2"><text:tab/></text:span><text:span text:style-name="T2">OTE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OTE_DET_ROW</text:span><text:span text:style-name="T2"><text:tab/></text:span><text:span text:style-name="T2">INTEGER</text:span></text:p>
          <text:p text:style-name="P3"><text:span text:style-name="T2"><text:tab/></text:span><text:span text:style-name="T2">OTE_DET_COM</text:span><text:span text:style-name="T2">MENT</text:span><text:span text:style-name="T2"><text:tab/></text:span><text:span text:style-name="T2">VX(256)</text:span></text:p>
          <text:p text:style-name="P3"><text:span text:style-name="T2"><text:tab/></text:span><text:span text:style-name="T2">OTE_DET_ACCOU</text:span><text:span text:style-name="T2">NT</text:span><text:span text:style-name="T2"><text:tab/></text:span><text:span text:style-name="T2">VX(256)</text:span></text:p>
          <text:p text:style-name="P3"><text:span text:style-name="T2"><text:tab/></text:span><text:span text:style-name="T2">OTE_DET_ACCOU</text:span><text:span text:style-name="T2">NT_LOCKED</text:span><text:span text:style-name="T2"><text:tab/></text:span><text:span text:style-name="T2">X(1)</text:span></text:p>
          <text:p text:style-name="P3"><text:span text:style-name="T2"><text:tab/></text:span><text:span text:style-name="T2">OTE_DET_LABEL</text:span><text:span text:style-name="T2"><text:tab/></text:span><text:span text:style-name="T2">VX(256)</text:span></text:p>
          <text:p text:style-name="P3"><text:span text:style-name="T2"><text:tab/></text:span><text:span text:style-name="T2">OTE_DET_LABEL</text:span><text:span text:style-name="T2">_LOCKED</text:span><text:span text:style-name="T2"><text:tab/></text:span><text:span text:style-name="T2">X(1)</text:span></text:p>
          <text:p text:style-name="P3"><text:span text:style-name="T2"><text:tab/></text:span><text:span text:style-name="T2">OTE_DET_DEBIT</text:span><text:span text:style-name="T2"><text:tab/></text:span><text:span text:style-name="T2">VX(256)</text:span></text:p>
          <text:p text:style-name="P3"><text:span text:style-name="T2"><text:tab/></text:span><text:span text:style-name="T2">OTE_DET_DEBIT</text:span><text:span text:style-name="T2">_LOCKED</text:span><text:span text:style-name="T2"><text:tab/></text:span><text:span text:style-name="T2">X(1)</text:span></text:p>
          <text:p text:style-name="P3"><text:span text:style-name="T2"><text:tab/></text:span><text:span text:style-name="T2">OTE_DET_CREDI</text:span><text:span text:style-name="T2">T</text:span><text:span text:style-name="T2"><text:tab/></text:span><text:span text:style-name="T2">VX(256)</text:span></text:p>
          <text:p text:style-name="P3"><text:span text:style-name="T2"><text:tab/></text:span><text:span text:style-name="T2">OTE_DET_CREDI</text:span><text:span text:style-name="T2">T_LOCKED</text:span><text:span text:style-name="T2"><text:tab/></text:span><text:span text:style-name="T2">X(1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3cm">
          <text:p text:style-name="P5"><text:span text:style-name="T3">OFA_T_OPE</text:span><text:span text:style-name="T3">_TEMPLATE</text:span><text:span text:style-name="T3">S_D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9.311cm" svg:y1="23.703cm" svg:x2="10.788cm" svg:y2="23.703cm">
          <text:p/>
        </draw:line>
        <draw:custom-shape draw:style-name="gr8" draw:text-style-name="P2" draw:layer="layout" svg:width="9.776cm" svg:height="2.609cm" svg:x="16.164cm" svg:y="22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16.297cm" svg:y="23.5cm">
          <text:p text:style-name="P3"><text:span text:style-name="T2">#</text:span><text:span text:style-name="T2"><text:tab/></text:span><text:span text:style-name="T2">R</text:span><text:span text:style-name="T2">A</text:span><text:span text:style-name="T2">T</text:span><text:span text:style-name="T2">_</text:span><text:span text:style-name="T2">M</text:span><text:span text:style-name="T2">N</text:span><text:span text:style-name="T2">E</text:span><text:span text:style-name="T2">M</text:span><text:span text:style-name="T2">O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R</text:span><text:span text:style-name="T2">A</text:span><text:span text:style-name="T2">T</text:span><text:span text:style-name="T2">_</text:span><text:span text:style-name="T2">L</text:span><text:span text:style-name="T2">A</text:span><text:span text:style-name="T2">B</text:span><text:span text:style-name="T2">E</text:span><text:span text:style-name="T2">L</text:span><text:span text:style-name="T2"><text:tab/></text:span><text:span text:style-name="T2">V</text:span><text:span text:style-name="T2">X</text:span><text:span text:style-name="T2">(</text:span><text:span text:style-name="T2">2</text:span><text:span text:style-name="T2">5</text:span><text:span text:style-name="T2">6</text:span><text:span text:style-name="T2">)</text:span></text:p>
          <text:p text:style-name="P3"><text:span text:style-name="T2"><text:tab/></text:span><text:span text:style-name="T2">R</text:span><text:span text:style-name="T2">A</text:span><text:span text:style-name="T2">T</text:span><text:span text:style-name="T2">_</text:span><text:span text:style-name="T2">N</text:span><text:span text:style-name="T2">O</text:span><text:span text:style-name="T2">T</text:span><text:span text:style-name="T2">E</text:span><text:span text:style-name="T2">S</text:span><text:span text:style-name="T2"><text:tab/></text:span><text:span text:style-name="T2">V</text:span><text:span text:style-name="T2">X</text:span><text:span text:style-name="T2">(</text:span><text:span text:style-name="T2">4</text:span><text:span text:style-name="T2">0</text:span><text:span text:style-name="T2">9</text:span><text:span text:style-name="T2">6</text:span><text:span text:style-name="T2">)</text:span></text:p>
          <text:p text:style-name="P3"><text:span text:style-name="T2"><text:tab/></text:span><text:span text:style-name="T2">R</text:span><text:span text:style-name="T2">A</text:span><text:span text:style-name="T2">T</text:span><text:span text:style-name="T2">_</text:span><text:span text:style-name="T2">U</text:span><text:span text:style-name="T2">P</text:span><text:span text:style-name="T2">D</text:span><text:span text:style-name="T2">_</text:span><text:span text:style-name="T2">U</text:span><text:span text:style-name="T2">S</text:span><text:span text:style-name="T2">E</text:span><text:span text:style-name="T2">R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R</text:span><text:span text:style-name="T2">A</text:span><text:span text:style-name="T2">T</text:span><text:span text:style-name="T2">_</text:span><text:span text:style-name="T2">U</text:span><text:span text:style-name="T2">P</text:span><text:span text:style-name="T2">D</text:span><text:span text:style-name="T2">_</text:span><text:span text:style-name="T2">S</text:span><text:span text:style-name="T2">T</text:span><text:span text:style-name="T2">A</text:span><text:span text:style-name="T2">M</text:span><text:span text:style-name="T2">P</text:span><text:span text:style-name="T2"><text:tab/></text:span><text:span text:style-name="T2">T</text:span><text:span text:style-name="T2">I</text:span><text:span text:style-name="T2">M</text:span><text:span text:style-name="T2">E</text:span><text:span text:style-name="T2">S</text:span><text:span text:style-name="T2">T</text:span><text:span text:style-name="T2">A</text:span><text:span text:style-name="T2">M</text:span><text:span text:style-name="T2">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302cm" svg:y="23cm">
          <text:p text:style-name="P5"><text:span text:style-name="T3">OFA_T_RA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4cm" svg:height="1.5cm" svg:x="21.797cm" svg:y="23.5cm">
          <text:p text:style-name="P10"><text:span text:style-name="T2">#</text:span><text:span text:style-name="T2"><text:tab/></text:span><text:span text:style-name="T2">RAT_MNEMO</text:span><text:span text:style-name="T2"><text:tab/></text:span><text:span text:style-name="T2">VX(64)</text:span></text:p>
          <text:p text:style-name="P10"><text:span text:style-name="T2"><text:tab/></text:span><text:span text:style-name="T2">RAT_VAL_BEGIN</text:span><text:span text:style-name="T2"><text:tab/></text:span><text:span text:style-name="T2">DATE</text:span></text:p>
          <text:p text:style-name="P10"><text:span text:style-name="T2"><text:tab/></text:span><text:span text:style-name="T2">RAT_VAL_END</text:span><text:span text:style-name="T2"><text:tab/></text:span><text:span text:style-name="T2">DATE</text:span></text:p>
          <text:p text:style-name="P10"><text:span text:style-name="T2"><text:tab/></text:span><text:span text:style-name="T2">RAT_VAL_RATE</text:span><text:span text:style-name="T2"><text:tab/></text:span><text:span text:style-name="T2">DECIMAL(20,5)</text:span></text:p>
          <text:p text:style-name="P10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21.797cm" svg:y="23cm">
          <text:p text:style-name="P5"><text:span text:style-name="T3">OFA_T_RATES_VA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1.747cm" svg:y1="23.67cm" svg:x2="20.299cm" svg:y2="23.67cm">
          <text:p/>
        </draw:line>
        <draw:custom-shape draw:style-name="gr11" draw:text-style-name="P4" draw:layer="layout" svg:width="4cm" svg:height="5.5cm" svg:x="21.697cm" svg:y="2.501cm">
          <text:p text:style-name="P3"><text:span text:style-name="T2">#</text:span><text:span text:style-name="T2"><text:tab/></text:span><text:span text:style-name="T2">DOS</text:span><text:span text:style-name="T2">_ID</text:span><text:span text:style-name="T2"><text:tab/></text:span><text:span text:style-name="T2">INTE</text:span><text:span text:style-name="T2">GER</text:span></text:p>
          <text:p text:style-name="P3"><text:span text:style-name="T2"><text:tab/></text:span><text:span text:style-name="T2">DOS</text:span><text:span text:style-name="T2">_DE</text:span><text:span text:style-name="T2">F_C</text:span><text:span text:style-name="T2">URR</text:span><text:span text:style-name="T2">ENC</text:span><text:span text:style-name="T2">Y</text:span><text:span text:style-name="T2"><text:tab/></text:span><text:span text:style-name="T2">X(3)</text:span></text:p>
          <text:p text:style-name="P3"><text:span text:style-name="T2"><text:tab/></text:span><text:span text:style-name="T2">DOS</text:span><text:span text:style-name="T2">_EX</text:span><text:span text:style-name="T2">E_B</text:span><text:span text:style-name="T2">EGI</text:span><text:span text:style-name="T2">N</text:span><text:span text:style-name="T2"><text:tab/></text:span><text:span text:style-name="T2">DAT</text:span><text:span text:style-name="T2">E</text:span></text:p>
          <text:p text:style-name="P3"><text:span text:style-name="T2"><text:tab/></text:span><text:span text:style-name="T2">DOS</text:span><text:span text:style-name="T2">_EX</text:span><text:span text:style-name="T2">E_E</text:span><text:span text:style-name="T2">ND</text:span><text:span text:style-name="T2"><text:tab/></text:span><text:span text:style-name="T2">DAT</text:span><text:span text:style-name="T2">E</text:span></text:p>
          <text:p text:style-name="P3"><text:span text:style-name="T2"><text:tab/></text:span><text:span text:style-name="T2">DOS</text:span><text:span text:style-name="T2">_EX</text:span><text:span text:style-name="T2">E_L</text:span><text:span text:style-name="T2">ENG</text:span><text:span text:style-name="T2">TH</text:span><text:span text:style-name="T2"><text:tab/></text:span><text:span text:style-name="T2">INTE</text:span><text:span text:style-name="T2">GER</text:span></text:p>
          <text:p text:style-name="P3"><text:span text:style-name="T2"><text:tab/></text:span><text:span text:style-name="T2">DOS</text:span><text:span text:style-name="T2">_EX</text:span><text:span text:style-name="T2">E_N</text:span><text:span text:style-name="T2">OTE</text:span><text:span text:style-name="T2">S</text:span><text:span text:style-name="T2"><text:tab/></text:span><text:span text:style-name="T2">VX(</text:span><text:span text:style-name="T2">409</text:span><text:span text:style-name="T2">6)</text:span></text:p>
          <text:p text:style-name="P3"><text:span text:style-name="T2"><text:tab/></text:span><text:span text:style-name="T2">DOS</text:span><text:span text:style-name="T2">_FO</text:span><text:span text:style-name="T2">RW</text:span><text:span text:style-name="T2">_OP</text:span><text:span text:style-name="T2">E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IM</text:span><text:span text:style-name="T2">POR</text:span><text:span text:style-name="T2">T_L</text:span><text:span text:style-name="T2">EDG</text:span><text:span text:style-name="T2">ER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LA</text:span><text:span text:style-name="T2">BEL</text:span><text:span text:style-name="T2"><text:tab/></text:span><text:span text:style-name="T2">VX(</text:span><text:span text:style-name="T2">256)</text:span></text:p>
          <text:p text:style-name="P3"><text:span text:style-name="T2"><text:tab/></text:span><text:span text:style-name="T2">DOS</text:span><text:span text:style-name="T2">_NO</text:span><text:span text:style-name="T2">TES</text:span><text:span text:style-name="T2"><text:tab/></text:span><text:span text:style-name="T2">VX(</text:span><text:span text:style-name="T2">409</text:span><text:span text:style-name="T2">6)</text:span></text:p>
          <text:p text:style-name="P3"><text:span text:style-name="T2"><text:tab/></text:span><text:span text:style-name="T2">DOS</text:span><text:span text:style-name="T2">_SIR</text:span><text:span text:style-name="T2">EN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SIR</text:span><text:span text:style-name="T2">ET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SL</text:span><text:span text:style-name="T2">D_O</text:span><text:span text:style-name="T2">PE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UP</text:span><text:span text:style-name="T2">D_U</text:span><text:span text:style-name="T2">SER</text:span><text:span text:style-name="T2"><text:tab/></text:span><text:span text:style-name="T2">VX(</text:span><text:span text:style-name="T2">64)</text:span></text:p>
          <text:p text:style-name="P3"><text:span text:style-name="T2"><text:tab/></text:span><text:span text:style-name="T2">DOS</text:span><text:span text:style-name="T2">_UP</text:span><text:span text:style-name="T2">D_S</text:span><text:span text:style-name="T2">TAM</text:span><text:span text:style-name="T2">P</text:span><text:span text:style-name="T2"><text:tab/></text:span><text:span text:style-name="T2">TIM</text:span><text:span text:style-name="T2">ESTA</text:span><text:span text:style-name="T2">MP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BAT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BAT</text:span><text:span text:style-name="T2">LINE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CON</text:span><text:span text:style-name="T2">CIL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ENT</text:span><text:span text:style-name="T2">RY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OPE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S</text:span><text:span text:style-name="T2">ETT</text:span><text:span text:style-name="T2">LEM</text:span><text:span text:style-name="T2">ENT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LA</text:span><text:span text:style-name="T2">ST_</text:span><text:span text:style-name="T2">CLO</text:span><text:span text:style-name="T2">SIN</text:span><text:span text:style-name="T2">G</text:span><text:span text:style-name="T2"><text:tab/></text:span><text:span text:style-name="T2">DAT</text:span><text:span text:style-name="T2">E</text:span></text:p>
          <text:p text:style-name="P3"><text:span text:style-name="T2"><text:tab/></text:span><text:span text:style-name="T2">DOS</text:span><text:span text:style-name="T2">_CU</text:span><text:span text:style-name="T2">RRE</text:span><text:span text:style-name="T2">NT</text:span><text:span text:style-name="T2"><text:tab/></text:span><text:span text:style-name="T2">X(1)</text:span></text:p>
          <text:p text:style-name="P3"><text:span text:style-name="T2"><text:tab/></text:span><text:span text:style-name="T2">DOS</text:span><text:span text:style-name="T2">_PR</text:span><text:span text:style-name="T2">EVE</text:span><text:span text:style-name="T2">XE_</text:span><text:span text:style-name="T2">ENT</text:span><text:span text:style-name="T2">RY</text:span><text:span text:style-name="T2"><text:tab/></text:span><text:span text:style-name="T2">BIGI</text:span><text:span text:style-name="T2">NT</text:span></text:p>
          <text:p text:style-name="P3"><text:span text:style-name="T2"><text:tab/></text:span><text:span text:style-name="T2">DOS</text:span><text:span text:style-name="T2">_PR</text:span><text:span text:style-name="T2">EVE</text:span><text:span text:style-name="T2">XE_</text:span><text:span text:style-name="T2">END</text:span><text:span text:style-name="T2"><text:tab/></text:span><text:span text:style-name="T2">DAT</text:span><text:span text:style-name="T2">E</text:span></text:p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1.697cm" svg:y="2cm">
          <text:p text:style-name="P5"><text:span text:style-name="T3">OFA_T_DOS</text:span><text:span text:style-name="T3">SI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cm" svg:height="1.5cm" svg:x="27.197cm" svg:y="2.501cm">
          <text:p text:style-name="P3"><text:span text:style-name="T2">#</text:span><text:span text:style-name="T2"><text:tab/></text:span><text:span text:style-name="T2">DOS_ID</text:span><text:span text:style-name="T2"><text:tab/></text:span><text:span text:style-name="T2">INTEGER</text:span></text:p>
          <text:p text:style-name="P3"><text:span text:style-name="T2">#</text:span><text:span text:style-name="T2"><text:tab/></text:span><text:span text:style-name="T2">DOS_CURRENCY</text:span><text:span text:style-name="T2"><text:tab/></text:span><text:span text:style-name="T2">X(3)</text:span></text:p>
          <text:p text:style-name="P3"><text:span text:style-name="T2"><text:tab/></text:span><text:span text:style-name="T2">DOS_SLD_ACCOUNT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4cm" svg:height="0.5cm" svg:x="27.197cm" svg:y="2cm">
          <text:p text:style-name="P5"><text:span text:style-name="T3">OFA_T_DOSSIER_CU</text:span><text:span text:style-name="T3">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7.204cm" svg:y1="2.731cm" svg:x2="25.728cm" svg:y2="2.731cm">
          <text:p/>
        </draw:line>
        <draw:custom-shape draw:style-name="gr8" draw:text-style-name="P2" draw:layer="layout" svg:width="4.401cm" svg:height="5.611cm" svg:x="5.176cm" svg:y="10.367cm">
          <text:p text:style-name="P1"><text:span text:style-name="T1">Coll</text:span><text:span text:style-name="T1">ec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15cm" svg:height="4.5cm" svg:x="5.297cm" svg:y="11.001cm">
          <text:p text:style-name="P12"><text:span text:style-name="T2">#</text:span><text:span text:style-name="T2"><text:tab/></text:span><text:span text:style-name="T2">ACC_N</text:span><text:span text:style-name="T2">UMBE</text:span><text:span text:style-name="T2">R</text:span><text:span text:style-name="T2"><text:tab/></text:span><text:span text:style-name="T2">VX(64)</text:span></text:p>
          <text:p text:style-name="P12"><text:span text:style-name="T2"><text:tab/></text:span><text:span text:style-name="T2">ACC_L</text:span><text:span text:style-name="T2">ABEL</text:span><text:span text:style-name="T2"><text:tab/></text:span><text:span text:style-name="T2">VX(25</text:span><text:span text:style-name="T2">6)</text:span></text:p>
          <text:p text:style-name="P12"><text:span text:style-name="T2"><text:tab/></text:span><text:span text:style-name="T2">ACC_C</text:span><text:span text:style-name="T2">URRE</text:span><text:span text:style-name="T2">NCY</text:span><text:span text:style-name="T2"><text:tab/></text:span><text:span text:style-name="T2">X(3)</text:span></text:p>
          <text:p text:style-name="P12"><text:span text:style-name="T2"><text:tab/></text:span><text:span text:style-name="T2">ACC_N</text:span><text:span text:style-name="T2">OTES</text:span><text:span text:style-name="T2"><text:tab/></text:span><text:span text:style-name="T2">VX(40</text:span><text:span text:style-name="T2">96)</text:span></text:p>
          <text:p text:style-name="P12"><text:span text:style-name="T2"><text:tab/></text:span><text:span text:style-name="T2">ACC_R</text:span><text:span text:style-name="T2">OOT</text:span><text:span text:style-name="T2"><text:tab/></text:span><text:span text:style-name="T2">X(1)</text:span></text:p>
          <text:p text:style-name="P12"><text:span text:style-name="T2"><text:tab/></text:span><text:span text:style-name="T2">ACC_S</text:span><text:span text:style-name="T2">ETTLE</text:span><text:span text:style-name="T2">ABLE</text:span><text:span text:style-name="T2"><text:tab/></text:span><text:span text:style-name="T2">X(1)</text:span></text:p>
          <text:p text:style-name="P12"><text:span text:style-name="T2"><text:tab/></text:span><text:span text:style-name="T2">ACC_R</text:span><text:span text:style-name="T2">ECONC</text:span><text:span text:style-name="T2">ILIABL</text:span><text:span text:style-name="T2">E</text:span><text:span text:style-name="T2"><text:tab/></text:span><text:span text:style-name="T2">X(1)</text:span></text:p>
          <text:p text:style-name="P12"><text:span text:style-name="T2"><text:tab/></text:span><text:span text:style-name="T2">ACC_F</text:span><text:span text:style-name="T2">ORWA</text:span><text:span text:style-name="T2">RD</text:span><text:span text:style-name="T2"><text:tab/></text:span><text:span text:style-name="T2">X(1)</text:span></text:p>
          <text:p text:style-name="P12"><text:span text:style-name="T2"><text:tab/></text:span><text:span text:style-name="T2">ACC_U</text:span><text:span text:style-name="T2">PD_US</text:span><text:span text:style-name="T2">ER</text:span><text:span text:style-name="T2"><text:tab/></text:span><text:span text:style-name="T2">VX(64)</text:span></text:p>
          <text:p text:style-name="P12"><text:span text:style-name="T2"><text:tab/></text:span><text:span text:style-name="T2">ACC_U</text:span><text:span text:style-name="T2">PD_ST</text:span><text:span text:style-name="T2">AMP</text:span><text:span text:style-name="T2"><text:tab/></text:span><text:span text:style-name="T2">TIMEST</text:span><text:span text:style-name="T2">AMP</text:span></text:p>
          <text:p text:style-name="P12"><text:span text:style-name="T2"><text:tab/></text:span><text:span text:style-name="T2">ACC_V</text:span><text:span text:style-name="T2">AL_DE</text:span><text:span text:style-name="T2">BI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V</text:span><text:span text:style-name="T2">AL_CR</text:span><text:span text:style-name="T2">EDI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R</text:span><text:span text:style-name="T2">OUGH</text:span><text:span text:style-name="T2">_DEBI</text:span><text:span text:style-name="T2">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R</text:span><text:span text:style-name="T2">OUGH</text:span><text:span text:style-name="T2">_CRED</text:span><text:span text:style-name="T2">I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F</text:span><text:span text:style-name="T2">UT_DE</text:span><text:span text:style-name="T2">BIT</text:span><text:span text:style-name="T2"><text:tab/></text:span><text:span text:style-name="T2">DECIM</text:span><text:span text:style-name="T2">AL(20,</text:span><text:span text:style-name="T2">5)</text:span></text:p>
          <text:p text:style-name="P12"><text:span text:style-name="T2"><text:tab/></text:span><text:span text:style-name="T2">ACC_F</text:span><text:span text:style-name="T2">UT_CR</text:span><text:span text:style-name="T2">EDIT</text:span><text:span text:style-name="T2"><text:tab/></text:span><text:span text:style-name="T2">DECIM</text:span><text:span text:style-name="T2">AL(20,</text:span><text:span text:style-name="T2">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15cm" svg:height="0.5cm" svg:x="5.297cm" svg:y="10.5cm">
          <text:p text:style-name="P5"><text:span text:style-name="T3">OFA</text:span><text:span text:style-name="T3">_T_</text:span><text:span text:style-name="T3">ACC</text:span><text:span text:style-name="T3">OU</text:span><text:span text:style-name="T3">NT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39cm" svg:height="4.137cm" svg:x="5.105cm" svg:y="1.8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5.297cm" svg:y="2.501cm">
          <text:p text:style-name="P3"><text:span text:style-name="T2"># </text:span><text:span text:style-name="T2">BAT_ID</text:span><text:span text:style-name="T2"><text:tab/></text:span><text:span text:style-name="T2">BIGINT</text:span></text:p>
          <text:p text:style-name="P3"><text:span text:style-name="T2"><text:tab/></text:span><text:span text:style-name="T2">BAT_U</text:span><text:span text:style-name="T2">RI</text:span><text:span text:style-name="T2"><text:tab/></text:span><text:span text:style-name="T2">VX(25</text:span><text:span text:style-name="T2">6)</text:span></text:p>
          <text:p text:style-name="P3"><text:span text:style-name="T2"><text:tab/></text:span><text:span text:style-name="T2">BAT_F</text:span><text:span text:style-name="T2">ORMA</text:span><text:span text:style-name="T2">T</text:span><text:span text:style-name="T2"><text:tab/></text:span><text:span text:style-name="T2">VX(12</text:span><text:span text:style-name="T2">8)</text:span></text:p>
          <text:p text:style-name="P3"><text:span text:style-name="T2"><text:tab/></text:span><text:span text:style-name="T2">BAT_B</text:span><text:span text:style-name="T2">EGIN</text:span><text:span text:style-name="T2"><text:tab/></text:span><text:span text:style-name="T2">DATE</text:span></text:p>
          <text:p text:style-name="P3"><text:span text:style-name="T2"><text:tab/></text:span><text:span text:style-name="T2">BAT_E</text:span><text:span text:style-name="T2">ND</text:span><text:span text:style-name="T2"><text:tab/></text:span><text:span text:style-name="T2">DATE</text:span></text:p>
          <text:p text:style-name="P3"><text:span text:style-name="T2"><text:tab/></text:span><text:span text:style-name="T2">BAT_RI</text:span><text:span text:style-name="T2">B</text:span><text:span text:style-name="T2"><text:tab/></text:span><text:span text:style-name="T2">VX(12</text:span><text:span text:style-name="T2">8)</text:span></text:p>
          <text:p text:style-name="P3"><text:span text:style-name="T2"><text:tab/></text:span><text:span text:style-name="T2">BAT_C</text:span><text:span text:style-name="T2">URRE</text:span><text:span text:style-name="T2">NCY</text:span><text:span text:style-name="T2"><text:tab/></text:span><text:span text:style-name="T2">X(3)</text:span></text:p>
          <text:p text:style-name="P3"><text:span text:style-name="T2"><text:tab/></text:span><text:span text:style-name="T2">BAT_S</text:span><text:span text:style-name="T2">OLDE</text:span><text:span text:style-name="T2"><text:tab/></text:span><text:span text:style-name="T2">DECIM</text:span><text:span text:style-name="T2">AL(20,</text:span><text:span text:style-name="T2">5)</text:span></text:p>
          <text:p text:style-name="P3"><text:span text:style-name="T2"><text:tab/></text:span><text:span text:style-name="T2">BAT_A</text:span><text:span text:style-name="T2">CCOU</text:span><text:span text:style-name="T2">NT</text:span><text:span text:style-name="T2"><text:tab/></text:span><text:span text:style-name="T2">VX(64)</text:span></text:p>
          <text:p text:style-name="P3"><text:span text:style-name="T2"><text:tab/></text:span><text:span text:style-name="T2">BAT_N</text:span><text:span text:style-name="T2">OTES</text:span><text:span text:style-name="T2"><text:tab/></text:span><text:span text:style-name="T2">VX(40</text:span><text:span text:style-name="T2">96)</text:span></text:p>
          <text:p text:style-name="P3"><text:span text:style-name="T2"><text:tab/></text:span><text:span text:style-name="T2">BAT_U</text:span><text:span text:style-name="T2">PD_US</text:span><text:span text:style-name="T2">ER</text:span><text:span text:style-name="T2"><text:tab/></text:span><text:span text:style-name="T2">VX(64)</text:span></text:p>
          <text:p text:style-name="P3"><text:span text:style-name="T2"><text:tab/></text:span><text:span text:style-name="T2">BAT_U</text:span><text:span text:style-name="T2">PD_ST</text:span><text:span text:style-name="T2">AMP</text:span><text:span text:style-name="T2"><text:tab/></text:span><text:span text:style-name="T2">TIMEST</text:span><text:span text:style-name="T2">AM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2cm">
          <text:p text:style-name="P5"><text:span text:style-name="T3">OFA_T_BAT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cm" svg:height="3cm" svg:x="10.797cm" svg:y="2.501cm">
          <text:p text:style-name="P3"><text:span text:style-name="T2"><text:tab/></text:span><text:span text:style-name="T2">BAT_ID</text:span><text:span text:style-name="T2"><text:tab/></text:span><text:span text:style-name="T2">BIGINT</text:span></text:p>
          <text:p text:style-name="P3"><text:span text:style-name="T2">#</text:span><text:span text:style-name="T2"><text:tab/></text:span><text:span text:style-name="T2">BAT_LINE_ID</text:span><text:span text:style-name="T2"><text:tab/></text:span><text:span text:style-name="T2">BIGINT</text:span></text:p>
          <text:p text:style-name="P3"><text:span text:style-name="T2"><text:tab/></text:span><text:span text:style-name="T2">BAT_LINE_DEFFECT</text:span><text:span text:style-name="T2"><text:tab/></text:span><text:span text:style-name="T2">DATE</text:span></text:p>
          <text:p text:style-name="P3"><text:span text:style-name="T2"><text:tab/></text:span><text:span text:style-name="T2">BAT_LINE_DOPE</text:span><text:span text:style-name="T2"><text:tab/></text:span><text:span text:style-name="T2">DATE</text:span></text:p>
          <text:p text:style-name="P3"><text:span text:style-name="T2"><text:tab/></text:span><text:span text:style-name="T2">BAT_LINE_REF</text:span><text:span text:style-name="T2"><text:tab/></text:span><text:span text:style-name="T2">VX(256)</text:span></text:p>
          <text:p text:style-name="P3"><text:span text:style-name="T2"><text:tab/></text:span><text:span text:style-name="T2">BAT_LINE_LABEL</text:span><text:span text:style-name="T2"><text:tab/></text:span><text:span text:style-name="T2">VX(256)</text:span></text:p>
          <text:p text:style-name="P3"><text:span text:style-name="T2"><text:tab/></text:span><text:span text:style-name="T2">BAT_LINE_CURRENCY</text:span><text:span text:style-name="T2"><text:tab/></text:span><text:span text:style-name="T2">X(3)</text:span></text:p>
          <text:p text:style-name="P3"><text:span text:style-name="T2"><text:tab/></text:span><text:span text:style-name="T2">BAT_LINE_AMOUNT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0.797cm" svg:y="2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B</text:span><text:span text:style-name="T3">A</text:span><text:span text:style-name="T3">T</text:span><text:span text:style-name="T3">_</text:span><text:span text:style-name="T3">L</text:span><text:span text:style-name="T3">I</text:span><text:span text:style-name="T3">N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788cm" svg:y1="2.717cm" svg:x2="9.268cm" svg:y2="2.717cm">
          <text:p/>
        </draw:line>
        <draw:custom-shape draw:style-name="gr8" draw:text-style-name="P2" draw:layer="layout" svg:width="4.342cm" svg:height="2.652cm" svg:x="5.118cm" svg:y="17.55cm">
          <text:p text:style-name="P1"><text:span text:style-name="T1">Col</text:span><text:span text:style-name="T1">lec</text:span><text:span text:style-name="T1">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1.5cm" svg:x="5.297cm" svg:y="18.201cm">
          <text:p text:style-name="P3"><text:span text:style-name="T2">#</text:span><text:span text:style-name="T2"><text:tab/></text:span><text:span text:style-name="T2">CLA_NUMBER</text:span><text:span text:style-name="T2"><text:tab/></text:span><text:span text:style-name="T2">INTEGER</text:span></text:p>
          <text:p text:style-name="P3"><text:span text:style-name="T2"><text:tab/></text:span><text:span text:style-name="T2">CLA_LABEL</text:span><text:span text:style-name="T2"><text:tab/></text:span><text:span text:style-name="T2">VX(256)</text:span></text:p>
          <text:p text:style-name="P3"><text:span text:style-name="T2"><text:tab/></text:span><text:span text:style-name="T2">CLA_NOTES</text:span><text:span text:style-name="T2"><text:tab/></text:span><text:span text:style-name="T2">VX(4096)</text:span></text:p>
          <text:p text:style-name="P3"><text:span text:style-name="T2"><text:tab/></text:span><text:span text:style-name="T2">CLA_UPD_USER</text:span><text:span text:style-name="T2"><text:tab/></text:span><text:span text:style-name="T2">VX(64)</text:span></text:p>
          <text:p text:style-name="P3"><text:span text:style-name="T2"><text:tab/></text:span><text:span text:style-name="T2">CLA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5.297cm" svg:y="17.7cm">
          <text:p text:style-name="P5"><text:span text:style-name="T3">OF</text:span><text:span text:style-name="T3">A_</text:span><text:span text:style-name="T3">T_</text:span><text:span text:style-name="T3">CL</text:span><text:span text:style-name="T3">AS</text:span><text:span text:style-name="T3">S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6.2cm">
          <text:p text:style-name="P3"><text:span text:style-name="T2">#</text:span><text:span text:style-name="T2"><text:tab/></text:span><text:span text:style-name="T2">ROL_USER</text:span><text:span text:style-name="T2"><text:tab/></text:span><text:span text:style-name="T2">VX(64)</text:span></text:p>
          <text:p text:style-name="P3"><text:span text:style-name="T2"><text:tab/></text:span><text:span text:style-name="T2">ROL_IS_ADMIN</text:span><text:span text:style-name="T2"><text:tab/></text:span><text:span text:style-name="T2">INTEG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5.699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R</text:span><text:span text:style-name="T3">O</text:span><text:span text:style-name="T3">L</text:span><text:span text:style-name="T3">E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0.499cm">
          <text:p text:style-name="P5"><text:span text:style-name="T3">OFA_T_VERS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cm" svg:height="0.999cm" svg:x="36.1cm" svg:y="20.299cm">
          <text:p text:style-name="P3"><text:span text:style-name="T2">#</text:span><text:span text:style-name="T2"><text:tab/></text:span><text:span text:style-name="T2">AUD_ID</text:span><text:span text:style-name="T2"><text:tab/></text:span><text:span text:style-name="T2">BIGINT</text:span></text:p>
          <text:p text:style-name="P3"><text:span text:style-name="T2"><text:tab/></text:span><text:span text:style-name="T2">AUD_STAMP</text:span><text:span text:style-name="T2"><text:tab/></text:span><text:span text:style-name="T2">TIMESTAMP</text:span></text:p>
          <text:p text:style-name="P3"><text:span text:style-name="T2"><text:tab/></text:span><text:span text:style-name="T2">AUD_QUERY</text:span><text:span text:style-name="T2"><text:tab/></text:span><text:span text:style-name="T2">VX(65520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4cm" svg:height="0.501cm" svg:x="36.1cm" svg:y="19.798cm">
          <text:p text:style-name="P5"><text:span text:style-name="T3">OFA_T</text:span><text:span text:style-name="T3">_AUDI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492cm" svg:y1="4.013cm" svg:x2="5.291cm" svg:y2="4.013cm">
          <text:p/>
        </draw:line>
        <draw:line draw:style-name="gr16" draw:text-style-name="P9" draw:layer="layout" svg:x1="4.491cm" svg:y1="9.097cm" svg:x2="4.491cm" svg:y2="4.023cm">
          <text:p/>
        </draw:line>
        <draw:line draw:style-name="gr16" draw:text-style-name="P9" draw:layer="layout" svg:x1="4.49cm" svg:y1="9.101cm" svg:x2="21.008cm" svg:y2="9.101cm">
          <text:p/>
        </draw:line>
        <draw:line draw:style-name="gr16" draw:text-style-name="P9" draw:layer="layout" svg:x1="9.763cm" svg:y1="4.006cm" svg:x2="10.795cm" svg:y2="4.006cm">
          <text:p/>
        </draw:line>
        <draw:line draw:style-name="gr16" draw:text-style-name="P9" draw:layer="layout" svg:x1="9.753cm" svg:y1="9.008cm" svg:x2="9.753cm" svg:y2="3.995cm">
          <text:p/>
        </draw:line>
        <draw:line draw:style-name="gr16" draw:text-style-name="P9" draw:layer="layout" svg:x1="9.747cm" svg:y1="9.001cm" svg:x2="21.104cm" svg:y2="9.002cm">
          <text:p/>
        </draw:line>
        <draw:line draw:style-name="gr16" draw:text-style-name="P9" draw:layer="layout" svg:x1="25.694cm" svg:y1="2.898cm" svg:x2="26.607cm" svg:y2="2.898cm">
          <text:p/>
        </draw:line>
        <draw:line draw:style-name="gr16" draw:text-style-name="P9" draw:layer="layout" svg:x1="26.695cm" svg:y1="2.896cm" svg:x2="27.18cm" svg:y2="2.901cm">
          <text:p/>
        </draw:line>
        <draw:line draw:style-name="gr16" draw:text-style-name="P9" draw:layer="layout" svg:x1="26.605cm" svg:y1="9.034cm" svg:x2="26.599cm" svg:y2="2.9cm">
          <text:p/>
        </draw:line>
        <draw:line draw:style-name="gr16" draw:text-style-name="P9" draw:layer="layout" svg:x1="26.699cm" svg:y1="9.112cm" svg:x2="26.695cm" svg:y2="2.887cm">
          <text:p/>
        </draw:line>
        <draw:line draw:style-name="gr17" draw:text-style-name="P9" draw:layer="layout" svg:x1="4.501cm" svg:y1="11.653cm" svg:x2="5.295cm" svg:y2="11.653cm">
          <text:p/>
        </draw:line>
        <draw:line draw:style-name="gr16" draw:text-style-name="P9" draw:layer="layout" svg:x1="4.489cm" svg:y1="11.659cm" svg:x2="4.489cm" svg:y2="9.193cm">
          <text:p/>
        </draw:line>
        <draw:line draw:style-name="gr16" draw:text-style-name="P9" draw:layer="layout" svg:x1="4.497cm" svg:y1="9.2cm" svg:x2="20.897cm" svg:y2="9.2cm">
          <text:p/>
        </draw:line>
        <draw:line draw:style-name="gr16" draw:text-style-name="P9" draw:layer="layout" svg:x1="15.47cm" svg:y1="12.471cm" svg:x2="16.305cm" svg:y2="12.471cm">
          <text:p/>
        </draw:line>
        <draw:line draw:style-name="gr16" draw:text-style-name="P9" draw:layer="layout" svg:x1="15.468cm" svg:y1="12.476cm" svg:x2="15.468cm" svg:y2="9.304cm">
          <text:p/>
        </draw:line>
        <draw:line draw:style-name="gr16" draw:text-style-name="P9" draw:layer="layout" svg:x1="15.467cm" svg:y1="9.305cm" svg:x2="20.793cm" svg:y2="9.305cm">
          <text:p/>
        </draw:line>
        <draw:line draw:style-name="gr16" draw:text-style-name="P9" draw:layer="layout" svg:x1="21.102cm" svg:y1="11.105cm" svg:x2="21.102cm" svg:y2="9.001cm">
          <text:p/>
        </draw:line>
        <draw:line draw:style-name="gr16" draw:text-style-name="P9" draw:layer="layout" svg:x1="21cm" svg:y1="11.209cm" svg:x2="21cm" svg:y2="9.104cm">
          <text:p/>
        </draw:line>
        <draw:line draw:style-name="gr16" draw:text-style-name="P9" draw:layer="layout" svg:x1="20.895cm" svg:y1="11.201cm" svg:x2="20.895cm" svg:y2="9.2cm">
          <text:p/>
        </draw:line>
        <draw:line draw:style-name="gr16" draw:text-style-name="P9" draw:layer="layout" svg:x1="20.795cm" svg:y1="11.201cm" svg:x2="20.795cm" svg:y2="9.311cm">
          <text:p/>
        </draw:line>
        <draw:line draw:style-name="gr18" draw:text-style-name="P9" draw:layer="layout" svg:x1="21.097cm" svg:y1="11.102cm" svg:x2="21.811cm" svg:y2="11.102cm">
          <text:p/>
        </draw:line>
        <draw:line draw:style-name="gr19" draw:text-style-name="P9" draw:layer="layout" svg:x1="20.801cm" svg:y1="11.201cm" svg:x2="21.807cm" svg:y2="11.201cm">
          <text:p/>
        </draw:line>
        <draw:line draw:style-name="gr16" draw:text-style-name="P9" draw:layer="layout" svg:x1="21.096cm" svg:y1="18.64cm" svg:x2="21.803cm" svg:y2="18.64cm">
          <text:p/>
        </draw:line>
        <draw:line draw:style-name="gr16" draw:text-style-name="P9" draw:layer="layout" svg:x1="21.082cm" svg:y1="18.666cm" svg:x2="21.082cm" svg:y2="11.305cm">
          <text:p/>
        </draw:line>
        <draw:line draw:style-name="gr20" draw:text-style-name="P9" draw:layer="layout" svg:x1="21.077cm" svg:y1="11.302cm" svg:x2="21.805cm" svg:y2="11.302cm">
          <text:p/>
        </draw:line>
        <draw:line draw:style-name="gr16" draw:text-style-name="P9" draw:layer="layout" svg:x1="4.695cm" svg:y1="11.338cm" svg:x2="5.307cm" svg:y2="11.34cm">
          <text:p/>
        </draw:line>
        <draw:line draw:style-name="gr16" draw:text-style-name="P9" draw:layer="layout" svg:x1="4.708cm" svg:y1="18.425cm" svg:x2="4.708cm" svg:y2="11.339cm">
          <text:p/>
        </draw:line>
        <draw:line draw:style-name="gr20" draw:text-style-name="P9" draw:layer="layout" svg:x1="4.718cm" svg:y1="18.419cm" svg:x2="5.314cm" svg:y2="18.419cm">
          <text:p/>
        </draw:line>
        <draw:line draw:style-name="gr16" draw:text-style-name="P9" draw:layer="layout" svg:x1="21.092cm" svg:y1="4.009cm" svg:x2="21.712cm" svg:y2="4.009cm">
          <text:p/>
        </draw:line>
        <draw:line draw:style-name="gr16" draw:text-style-name="P9" draw:layer="layout" svg:x1="21.196cm" svg:y1="5.243cm" svg:x2="21.711cm" svg:y2="5.243cm">
          <text:p/>
        </draw:line>
        <draw:line draw:style-name="gr21" draw:text-style-name="P9" draw:layer="layout" svg:x1="15.654cm" svg:y1="11.422cm" svg:x2="16.288cm" svg:y2="11.422cm">
          <text:p/>
        </draw:line>
        <draw:line draw:style-name="gr22" draw:text-style-name="P9" draw:layer="layout" svg:x1="15.882cm" svg:y1="23.721cm" svg:x2="14.788cm" svg:y2="23.718cm">
          <text:p/>
        </draw:line>
        <draw:line draw:style-name="gr16" draw:text-style-name="P9" draw:layer="layout" svg:x1="26.902cm" svg:y1="8.615cm" svg:x2="26.902cm" svg:y2="3.146cm">
          <text:p/>
        </draw:line>
        <draw:line draw:style-name="gr16" draw:text-style-name="P9" draw:layer="layout" svg:x1="26.9cm" svg:y1="3.146cm" svg:x2="27.19cm" svg:y2="3.146cm">
          <text:p/>
        </draw:line>
        <draw:line draw:style-name="gr16" draw:text-style-name="P9" draw:layer="layout" svg:x1="4.721cm" svg:y1="8.607cm" svg:x2="26.919cm" svg:y2="8.607cm">
          <text:p/>
        </draw:line>
        <draw:line draw:style-name="gr16" draw:text-style-name="P9" draw:layer="layout" svg:x1="4.713cm" svg:y1="11.152cm" svg:x2="4.713cm" svg:y2="8.598cm">
          <text:p/>
        </draw:line>
        <draw:line draw:style-name="gr22" draw:text-style-name="P9" draw:layer="layout" svg:x1="4.704cm" svg:y1="11.158cm" svg:x2="5.314cm" svg:y2="11.158cm">
          <text:p/>
        </draw:line>
        <draw:line draw:style-name="gr16" draw:text-style-name="P9" draw:layer="layout" svg:x1="14.872cm" svg:y1="12.277cm" svg:x2="16.306cm" svg:y2="12.277cm">
          <text:p/>
        </draw:line>
        <draw:line draw:style-name="gr16" draw:text-style-name="P9" draw:layer="layout" svg:x1="14.873cm" svg:y1="12.276cm" svg:x2="14.873cm" svg:y2="8.699cm">
          <text:p/>
        </draw:line>
        <draw:line draw:style-name="gr16" draw:text-style-name="P9" draw:layer="layout" svg:x1="4.806cm" svg:y1="8.704cm" svg:x2="14.88cm" svg:y2="8.703cm">
          <text:p/>
        </draw:line>
        <draw:line draw:style-name="gr16" draw:text-style-name="P9" draw:layer="layout" svg:x1="4.809cm" svg:y1="11.161cm" svg:x2="4.809cm" svg:y2="8.681cm">
          <text:p/>
        </draw:line>
        <draw:line draw:style-name="gr16" draw:text-style-name="P9" draw:layer="layout" svg:x1="15.899cm" svg:y1="13.341cm" svg:x2="16.297cm" svg:y2="13.341cm">
          <text:p/>
        </draw:line>
        <draw:line draw:style-name="gr16" draw:text-style-name="P9" draw:layer="layout" svg:x1="15.884cm" svg:y1="23.721cm" svg:x2="15.883cm" svg:y2="13.33cm">
          <text:p/>
        </draw:line>
        <draw:line draw:style-name="gr16" draw:text-style-name="P9" draw:layer="layout" svg:x1="15.371cm" svg:y1="13.134cm" svg:x2="16.297cm" svg:y2="13.141cm">
          <text:p/>
        </draw:line>
        <draw:line draw:style-name="gr16" draw:text-style-name="P9" draw:layer="layout" svg:x1="15.397cm" svg:y1="18.428cm" svg:x2="15.375cm" svg:y2="13.121cm">
          <text:p/>
        </draw:line>
        <draw:line draw:style-name="gr23" draw:text-style-name="P9" draw:layer="layout" svg:x1="15.356cm" svg:y1="18.426cm" svg:x2="16.317cm" svg:y2="18.426cm">
          <text:p/>
        </draw:line>
        <draw:line draw:style-name="gr16" draw:text-style-name="P9" draw:layer="layout" svg:x1="10.28cm" svg:y1="24.156cm" svg:x2="10.802cm" svg:y2="24.156cm">
          <text:p/>
        </draw:line>
        <draw:line draw:style-name="gr16" draw:text-style-name="P9" draw:layer="layout" svg:x1="10.292cm" svg:y1="24.169cm" svg:x2="10.292cm" svg:y2="18.444cm">
          <text:p/>
        </draw:line>
        <draw:line draw:style-name="gr24" draw:text-style-name="P9" draw:layer="layout" svg:x1="10.288cm" svg:y1="18.44cm" svg:x2="15.403cm" svg:y2="18.444cm">
          <text:p/>
        </draw:line>
        <draw:line draw:style-name="gr16" draw:text-style-name="P9" draw:layer="layout" svg:x1="4.203cm" svg:y1="24.336cm" svg:x2="5.303cm" svg:y2="24.336cm">
          <text:p/>
        </draw:line>
        <draw:line draw:style-name="gr16" draw:text-style-name="P9" draw:layer="layout" svg:x1="4.202cm" svg:y1="24.35cm" svg:x2="4.202cm" svg:y2="11.246cm">
          <text:p/>
        </draw:line>
        <draw:line draw:style-name="gr20" draw:text-style-name="P9" draw:layer="layout" svg:x1="4.203cm" svg:y1="11.255cm" svg:x2="5.314cm" svg:y2="11.255cm">
          <text:p/>
        </draw:line>
        <draw:line draw:style-name="gr25" draw:text-style-name="P9" draw:layer="layout" svg:x1="4.203cm" svg:y1="24.842cm" svg:x2="5.303cm" svg:y2="24.842cm">
          <text:p/>
        </draw:line>
        <draw:line draw:style-name="gr25" draw:text-style-name="P9" draw:layer="layout" svg:x1="4.305cm" svg:y1="25.256cm" svg:x2="5.295cm" svg:y2="25.256cm">
          <text:p/>
        </draw:line>
        <draw:line draw:style-name="gr25" draw:text-style-name="P9" draw:layer="layout" svg:x1="4.209cm" svg:y1="28.033cm" svg:x2="4.209cm" svg:y2="24.839cm">
          <text:p/>
        </draw:line>
        <draw:line draw:style-name="gr25" draw:text-style-name="P9" draw:layer="layout" svg:x1="4.306cm" svg:y1="27.922cm" svg:x2="4.306cm" svg:y2="25.257cm">
          <text:p/>
        </draw:line>
        <draw:line draw:style-name="gr25" draw:text-style-name="P9" draw:layer="layout" svg:x1="4.403cm" svg:y1="27.82cm" svg:x2="4.403cm" svg:y2="25.69cm">
          <text:p/>
        </draw:line>
        <draw:line draw:style-name="gr25" draw:text-style-name="P9" draw:layer="layout" svg:x1="4.407cm" svg:y1="25.691cm" svg:x2="5.295cm" svg:y2="25.691cm">
          <text:p/>
        </draw:line>
        <draw:line draw:style-name="gr25" draw:text-style-name="P9" draw:layer="layout" svg:x1="4.407cm" svg:y1="27.811cm" svg:x2="15.703cm" svg:y2="27.811cm">
          <text:p/>
        </draw:line>
        <draw:line draw:style-name="gr25" draw:text-style-name="P9" draw:layer="layout" svg:x1="4.306cm" svg:y1="27.907cm" svg:x2="15.805cm" svg:y2="27.907cm">
          <text:p/>
        </draw:line>
        <draw:line draw:style-name="gr25" draw:text-style-name="P9" draw:layer="layout" svg:x1="4.203cm" svg:y1="28.013cm" svg:x2="15.906cm" svg:y2="28.007cm">
          <text:p/>
        </draw:line>
        <draw:line draw:style-name="gr25" draw:text-style-name="P9" draw:layer="layout" svg:x1="15.707cm" svg:y1="27.812cm" svg:x2="15.707cm" svg:y2="23.984cm">
          <text:p/>
        </draw:line>
        <draw:line draw:style-name="gr25" draw:text-style-name="P9" draw:layer="layout" svg:x1="15.805cm" svg:y1="27.906cm" svg:x2="15.805cm" svg:y2="23.984cm">
          <text:p/>
        </draw:line>
        <draw:line draw:style-name="gr25" draw:text-style-name="P9" draw:layer="layout" svg:x1="15.893cm" svg:y1="28.007cm" svg:x2="15.893cm" svg:y2="23.916cm">
          <text:p/>
        </draw:line>
        <draw:line draw:style-name="gr26" draw:text-style-name="P9" draw:layer="layout" svg:x1="15.703cm" svg:y1="24.009cm" svg:x2="16.313cm" svg:y2="23.712cm">
          <text:p/>
        </draw:line>
        <draw:line draw:style-name="gr16" draw:text-style-name="P9" draw:layer="layout" svg:x1="20.688cm" svg:y1="4.209cm" svg:x2="21.698cm" svg:y2="4.209cm">
          <text:p/>
        </draw:line>
        <draw:custom-shape draw:style-name="gr10" draw:text-style-name="P4" draw:layer="layout" svg:width="4cm" svg:height="1.5cm" svg:x="16.097cm" svg:y="2.502cm">
          <text:p text:style-name="P3"><text:span text:style-name="T2"><text:tab/></text:span><text:span text:style-name="T2">R</text:span><text:span text:style-name="T2">E</text:span><text:span text:style-name="T2">C</text:span><text:span text:style-name="T2">_</text:span><text:span text:style-name="T2">I</text:span><text:span text:style-name="T2">D</text:span><text:span text:style-name="T2"><text:tab/></text:span><text:span text:style-name="T2">B</text:span><text:span text:style-name="T2">I</text:span><text:span text:style-name="T2">G</text:span><text:span text:style-name="T2">I</text:span><text:span text:style-name="T2">N</text:span><text:span text:style-name="T2">T</text:span></text:p>
          <text:p text:style-name="P3"><text:span text:style-name="T2"><text:tab/></text:span><text:span text:style-name="T2">R</text:span><text:span text:style-name="T2">E</text:span><text:span text:style-name="T2">C</text:span><text:span text:style-name="T2">_</text:span><text:span text:style-name="T2">D</text:span><text:span text:style-name="T2">V</text:span><text:span text:style-name="T2">A</text:span><text:span text:style-name="T2">L</text:span><text:span text:style-name="T2"><text:tab/></text:span><text:span text:style-name="T2">D</text:span><text:span text:style-name="T2">A</text:span><text:span text:style-name="T2">T</text:span><text:span text:style-name="T2">E</text:span></text:p>
          <text:p text:style-name="P3"><text:span text:style-name="T2"><text:tab/></text:span><text:span text:style-name="T2">R</text:span><text:span text:style-name="T2">E</text:span><text:span text:style-name="T2">C</text:span><text:span text:style-name="T2">_</text:span><text:span text:style-name="T2">U</text:span><text:span text:style-name="T2">S</text:span><text:span text:style-name="T2">E</text:span><text:span text:style-name="T2">R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R</text:span><text:span text:style-name="T2">E</text:span><text:span text:style-name="T2">C</text:span><text:span text:style-name="T2">_</text:span><text:span text:style-name="T2">S</text:span><text:span text:style-name="T2">T</text:span><text:span text:style-name="T2">A</text:span><text:span text:style-name="T2">M</text:span><text:span text:style-name="T2">P</text:span><text:span text:style-name="T2"><text:tab/></text:span><text:span text:style-name="T2">T</text:span><text:span text:style-name="T2">I</text:span><text:span text:style-name="T2">M</text:span><text:span text:style-name="T2">E</text:span><text:span text:style-name="T2">S</text:span><text:span text:style-name="T2">T</text:span><text:span text:style-name="T2">A</text:span><text:span text:style-name="T2">M</text:span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2.001cm">
          <text:p text:style-name="P5"><text:span text:style-name="T3">OFA_T_CONCIL</text:span></text:p>
          <draw:enhanced-geometry svg:viewBox="0 0 21600 21600" draw:type="rectangle" draw:enhanced-path="M 0 0 L 21600 0 21600 21600 0 21600 0 0 Z N"/>
        </draw:custom-shape>
        <draw:line draw:style-name="gr27" draw:text-style-name="P9" draw:layer="layout" svg:x1="14.805cm" svg:y1="2.899cm" svg:x2="15.67cm" svg:y2="2.899cm">
          <text:p/>
        </draw:line>
        <draw:line draw:style-name="gr28" draw:text-style-name="P9" draw:layer="layout" svg:x1="15.647cm" svg:y1="5.791cm" svg:x2="16.088cm" svg:y2="5.791cm">
          <text:p/>
        </draw:line>
        <draw:line draw:style-name="gr28" draw:text-style-name="P9" draw:layer="layout" svg:x1="15.656cm" svg:y1="11.437cm" svg:x2="15.67cm" svg:y2="5.813cm">
          <text:p/>
        </draw:line>
        <draw:line draw:style-name="gr16" draw:text-style-name="P9" draw:layer="layout" svg:x1="21.202cm" svg:y1="11.105cm" svg:x2="21.202cm" svg:y2="9.001cm">
          <text:p/>
        </draw:line>
        <draw:line draw:style-name="gr16" draw:text-style-name="P9" draw:layer="layout" svg:x1="21.302cm" svg:y1="11.105cm" svg:x2="21.31cm" svg:y2="9.096cm">
          <text:p/>
        </draw:line>
        <draw:line draw:style-name="gr16" draw:text-style-name="P9" draw:layer="layout" svg:x1="21.181cm" svg:y1="9.003cm" svg:x2="26.605cm" svg:y2="9.003cm">
          <text:p/>
        </draw:line>
        <draw:line draw:style-name="gr16" draw:text-style-name="P9" draw:layer="layout" svg:x1="21.281cm" svg:y1="9.103cm" svg:x2="26.705cm" svg:y2="9.103cm">
          <text:p/>
        </draw:line>
        <draw:line draw:style-name="gr16" draw:text-style-name="P9" draw:layer="layout" svg:x1="15.281cm" svg:y1="18.425cm" svg:x2="15.281cm" svg:y2="8.405cm">
          <text:p/>
        </draw:line>
        <draw:line draw:style-name="gr16" draw:text-style-name="P9" draw:layer="layout" svg:x1="20.713cm" svg:y1="8.421cm" svg:x2="20.706cm" svg:y2="4.2cm">
          <text:p/>
        </draw:line>
        <draw:line draw:style-name="gr16" draw:text-style-name="P9" draw:layer="layout" svg:x1="15.277cm" svg:y1="8.42cm" svg:x2="20.73cm" svg:y2="8.413cm">
          <text:p/>
        </draw:line>
        <draw:line draw:style-name="gr16" draw:text-style-name="P9" draw:layer="layout" svg:x1="10.077cm" svg:y1="8.232cm" svg:x2="21.216cm" svg:y2="8.239cm">
          <text:p/>
        </draw:line>
        <draw:line draw:style-name="gr16" draw:text-style-name="P9" draw:layer="layout" svg:x1="9.999cm" svg:y1="8.133cm" svg:x2="21.121cm" svg:y2="8.134cm">
          <text:p/>
        </draw:line>
        <draw:line draw:style-name="gr16" draw:text-style-name="P9" draw:layer="layout" svg:x1="21.2cm" svg:y1="8.248cm" svg:x2="21.202cm" svg:y2="5.251cm">
          <text:p/>
        </draw:line>
        <draw:line draw:style-name="gr16" draw:text-style-name="P9" draw:layer="layout" svg:x1="21.114cm" svg:y1="8.138cm" svg:x2="21.114cm" svg:y2="4.001cm">
          <text:p/>
        </draw:line>
        <draw:line draw:style-name="gr16" draw:text-style-name="P9" draw:layer="layout" svg:x1="10.109cm" svg:y1="23.612cm" svg:x2="10.077cm" svg:y2="8.248cm">
          <text:p/>
        </draw:line>
        <draw:line draw:style-name="gr16" draw:text-style-name="P9" draw:layer="layout" svg:x1="9.983cm" svg:y1="23.596cm" svg:x2="9.983cm" svg:y2="8.107cm">
          <text:p/>
        </draw:line>
        <draw:line draw:style-name="gr29" draw:text-style-name="P9" draw:layer="layout" svg:x1="9.983cm" svg:y1="23.615cm" svg:x2="10.814cm" svg:y2="23.615cm">
          <text:p/>
        </draw:line>
        <draw:custom-shape draw:style-name="gr10" draw:text-style-name="P4" draw:layer="layout" svg:width="4cm" svg:height="1.5cm" svg:x="16.097cm" svg:y="5.103cm">
          <text:p text:style-name="P3"><text:span text:style-name="T2"><text:tab/></text:span><text:span text:style-name="T2">REC_ID</text:span><text:span text:style-name="T2"><text:tab/></text:span><text:span text:style-name="T2">BIGINT</text:span></text:p>
          <text:p text:style-name="P3"><text:span text:style-name="T2"><text:tab/></text:span><text:span text:style-name="T2">REC_IDS_TYPE</text:span><text:span text:style-name="T2"><text:tab/></text:span><text:span text:style-name="T2">X(1)</text:span><text:span text:style-name="T2"><text:tab/></text:span></text:p>
          <text:p text:style-name="P3"><text:span text:style-name="T2"><text:tab/></text:span><text:span text:style-name="T2">REC_IDS_OTH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0.5cm" svg:x="16.097cm" svg:y="4.602cm">
          <text:p text:style-name="P5"><text:span text:style-name="T3">OFA_T_CONCIL_IDS</text:span></text:p>
          <draw:enhanced-geometry svg:viewBox="0 0 21600 21600" draw:type="rectangle" draw:enhanced-path="M 0 0 L 21600 0 21600 21600 0 21600 0 0 Z N"/>
        </draw:custom-shape>
        <draw:line draw:style-name="gr28" draw:text-style-name="P9" draw:layer="layout" svg:x1="15.648cm" svg:y1="5.691cm" svg:x2="16.089cm" svg:y2="5.691cm">
          <text:p/>
        </draw:line>
        <draw:line draw:style-name="gr28" draw:text-style-name="P9" draw:layer="layout" svg:x1="15.654cm" svg:y1="5.719cm" svg:x2="15.67cm" svg:y2="2.907cm">
          <text:p/>
        </draw:line>
        <draw:line draw:style-name="gr7" draw:text-style-name="P9" draw:layer="layout" svg:x1="20.352cm" svg:y1="2.716cm" svg:x2="20.044cm" svg:y2="2.716cm">
          <text:p/>
        </draw:line>
        <draw:line draw:style-name="gr30" draw:text-style-name="P9" draw:layer="layout" svg:x1="20.098cm" svg:y1="5.293cm" svg:x2="20.367cm" svg:y2="5.293cm">
          <text:p/>
        </draw:line>
        <draw:line draw:style-name="gr30" draw:text-style-name="P9" draw:layer="layout" svg:x1="20.353cm" svg:y1="5.297cm" svg:x2="20.367cm" svg:y2="2.687cm">
          <text:p/>
        </draw:line>
        <draw:frame draw:style-name="gr31" draw:text-style-name="P15" draw:layer="layout" svg:width="6.649cm" svg:height="1.199cm" svg:x="34.403cm" svg:y="27.501cm">
          <draw:text-box>
            <text:p><text:span text:style-name="T4">Openbook Core </text:span><text:span text:style-name="T4">data model v 33</text:span></text:p>
            <text:p><text:span text:style-name="T4">Last updated : </text:span><text:span text:style-name="T4">2016-10-09</text:span></text:p>
          </draw:text-box>
        </draw:frame>
        <draw:line draw:style-name="gr16" draw:text-style-name="P9" draw:layer="layout" svg:x1="4.887cm" svg:y1="4.409cm" svg:x2="5.286cm" svg:y2="4.409cm">
          <text:p/>
        </draw:line>
        <draw:line draw:style-name="gr16" draw:text-style-name="P9" draw:layer="layout" svg:x1="4.893cm" svg:y1="11.165cm" svg:x2="4.893cm" svg:y2="4.406cm">
          <text:p/>
        </draw:line>
        <draw:custom-shape draw:style-name="gr32" draw:text-style-name="P13" draw:layer="layout" svg:width="4.15cm" svg:height="2cm" svg:x="10.397cm" svg:y="11.001cm">
          <text:p text:style-name="P12"><text:span text:style-name="T2">#</text:span><text:span text:style-name="T2"><text:tab/></text:span><text:span text:style-name="T2">ACC_</text:span><text:span text:style-name="T2">NUM</text:span><text:span text:style-name="T2">BER</text:span><text:span text:style-name="T2"><text:tab/></text:span><text:span text:style-name="T2">VX(64</text:span><text:span text:style-name="T2">)</text:span></text:p>
          <text:p text:style-name="P12"><text:span text:style-name="T2">#</text:span><text:span text:style-name="T2"><text:tab/></text:span><text:span text:style-name="T2">ACC_</text:span><text:span text:style-name="T2">ARC_</text:span><text:span text:style-name="T2">DATE</text:span><text:span text:style-name="T2"><text:tab/></text:span><text:span text:style-name="T2">DATE</text:span></text:p>
          <text:p text:style-name="P12"><text:span text:style-name="T2"><text:tab/></text:span><text:span text:style-name="T2">ACC_</text:span><text:span text:style-name="T2">ARC_</text:span><text:span text:style-name="T2">DEBIT</text:span><text:span text:style-name="T2"><text:tab/></text:span><text:span text:style-name="T2">DECI</text:span><text:span text:style-name="T2">MAL(</text:span><text:span text:style-name="T2">20,5)</text:span></text:p>
          <text:p text:style-name="P12"><text:span text:style-name="T2"><text:tab/></text:span><text:span text:style-name="T2">ACC_</text:span><text:span text:style-name="T2">ARC_</text:span><text:span text:style-name="T2">CREDI</text:span><text:span text:style-name="T2">T</text:span><text:span text:style-name="T2"><text:tab/></text:span><text:span text:style-name="T2">DECI</text:span><text:span text:style-name="T2">MAL(</text:span><text:span text:style-name="T2">20,5)</text:span></text:p>
          <text:p text:style-name="P12"/>
          <text:p text:style-name="P12"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4.15cm" svg:height="0.5cm" svg:x="10.397cm" svg:y="10.5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A</text:span><text:span text:style-name="T3">C</text:span><text:span text:style-name="T3">C</text:span><text:span text:style-name="T3">O</text:span><text:span text:style-name="T3">U</text:span><text:span text:style-name="T3">N</text:span><text:span text:style-name="T3">T</text:span><text:span text:style-name="T3">S</text:span><text:span text:style-name="T3">_</text:span><text:span text:style-name="T3">A</text:span><text:span text:style-name="T3">R</text:span><text:span text:style-name="T3">C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0.39cm" svg:y1="11.2cm" svg:x2="9.45cm" svg:y2="11.2cm">
          <text:p/>
        </draw:line>
        <draw:line draw:style-name="gr16" draw:text-style-name="P9" draw:layer="layout" svg:x1="15.082cm" svg:y1="27.004cm" svg:x2="15.082cm" svg:y2="23.724cm">
          <text:p/>
        </draw:line>
        <draw:frame draw:style-name="gr34" draw:text-style-name="P17" draw:layer="layout" svg:width="2.902cm" svg:height="0.801cm" svg:x="12.627cm" svg:y="26.973cm">
          <draw:text-box>
            <text:p text:style-name="P16"><text:span text:style-name="T5">REC_T_MODELS</text:span></text:p>
            <text:p text:style-name="P16"><text:span text:style-name="T5">TVA_T_FORMS_DET</text:span></text:p>
          </draw:text-box>
        </draw:frame>
        <draw:frame draw:style-name="gr35" draw:text-style-name="P17" draw:layer="layout" svg:width="2.902cm" svg:height="0.548cm" svg:x="0.999cm" svg:y="10.709cm">
          <draw:text-box>
            <text:p text:style-name="P16"><text:span text:style-name="T5">TVA_T_FORMS_DET</text:span></text:p>
          </draw:text-box>
        </draw:frame>
        <draw:line draw:style-name="gr25" draw:text-style-name="P9" draw:layer="layout" svg:x1="3.681cm" svg:y1="24.747cm" svg:x2="5.303cm" svg:y2="24.747cm">
          <text:p/>
        </draw:line>
        <draw:line draw:style-name="gr25" draw:text-style-name="P9" draw:layer="layout" svg:x1="3.613cm" svg:y1="25.158cm" svg:x2="5.295cm" svg:y2="25.158cm">
          <text:p/>
        </draw:line>
        <draw:line draw:style-name="gr25" draw:text-style-name="P9" draw:layer="layout" svg:x1="3.531cm" svg:y1="25.591cm" svg:x2="5.295cm" svg:y2="25.591cm">
          <text:p/>
        </draw:line>
        <draw:line draw:style-name="gr25" draw:text-style-name="P9" draw:layer="layout" svg:x1="3.677cm" svg:y1="24.752cm" svg:x2="3.678cm" svg:y2="11.255cm">
          <text:p/>
        </draw:line>
        <draw:line draw:style-name="gr25" draw:text-style-name="P9" draw:layer="layout" svg:x1="3.601cm" svg:y1="25.152cm" svg:x2="3.601cm" svg:y2="11.265cm">
          <text:p/>
        </draw:line>
        <draw:line draw:style-name="gr25" draw:text-style-name="P9" draw:layer="layout" svg:x1="3.523cm" svg:y1="25.594cm" svg:x2="3.524cm" svg:y2="11.245cm">
          <text:p/>
        </draw:line>
        <draw:line draw:style-name="gr26" draw:text-style-name="P9" draw:layer="layout" svg:x1="3.525cm" svg:y1="11.253cm" svg:x2="4.025cm" svg:y2="11.253cm">
          <text:p/>
        </draw:line>
        <draw:custom-shape draw:style-name="gr36" draw:text-style-name="P8" draw:layer="layout" svg:width="4.25cm" svg:height="2cm" svg:x="27.3cm" svg:y="18.201cm">
          <text:p text:style-name="P7"><text:span text:style-name="T2">#</text:span><text:span text:style-name="T2"><text:tab/></text:span><text:span text:style-name="T2">L</text:span><text:span text:style-name="T2">E</text:span><text:span text:style-name="T2">D</text:span><text:span text:style-name="T2">_</text:span><text:span text:style-name="T2">M</text:span><text:span text:style-name="T2">N</text:span><text:span text:style-name="T2">E</text:span><text:span text:style-name="T2">M</text:span><text:span text:style-name="T2">O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7"><text:span text:style-name="T2">#</text:span><text:span text:style-name="T2"><text:tab/></text:span><text:span text:style-name="T2">L</text:span><text:span text:style-name="T2">E</text:span><text:span text:style-name="T2">D</text:span><text:span text:style-name="T2">_</text:span><text:span text:style-name="T2">A</text:span><text:span text:style-name="T2">R</text:span><text:span text:style-name="T2">C</text:span><text:span text:style-name="T2">_</text:span><text:span text:style-name="T2">C</text:span><text:span text:style-name="T2">U</text:span><text:span text:style-name="T2">R</text:span><text:span text:style-name="T2">R</text:span><text:span text:style-name="T2">E</text:span><text:span text:style-name="T2">N</text:span><text:span text:style-name="T2">C</text:span><text:span text:style-name="T2">Y</text:span><text:span text:style-name="T2"><text:tab/></text:span><text:span text:style-name="T2">X</text:span><text:span text:style-name="T2">(</text:span><text:span text:style-name="T2">3</text:span><text:span text:style-name="T2">)</text:span></text:p>
          <text:p text:style-name="P7"><text:span text:style-name="T2">#</text:span><text:span text:style-name="T2"> </text:span><text:span text:style-name="T2">L</text:span><text:span text:style-name="T2">E</text:span><text:span text:style-name="T2">D</text:span><text:span text:style-name="T2">_</text:span><text:span text:style-name="T2">A</text:span><text:span text:style-name="T2">R</text:span><text:span text:style-name="T2">C</text:span><text:span text:style-name="T2">_</text:span><text:span text:style-name="T2">D</text:span><text:span text:style-name="T2">A</text:span><text:span text:style-name="T2">T</text:span><text:span text:style-name="T2">E</text:span><text:span text:style-name="T2"><text:tab/></text:span><text:span text:style-name="T2">D</text:span><text:span text:style-name="T2">A</text:span><text:span text:style-name="T2">T</text:span><text:span text:style-name="T2">E</text:span></text:p>
          <text:p text:style-name="P7"><text:span text:style-name="T2"><text:tab/></text:span><text:span text:style-name="T2">L</text:span><text:span text:style-name="T2">E</text:span><text:span text:style-name="T2">D</text:span><text:span text:style-name="T2">_</text:span><text:span text:style-name="T2">A</text:span><text:span text:style-name="T2">R</text:span><text:span text:style-name="T2">C</text:span><text:span text:style-name="T2">_</text:span><text:span text:style-name="T2">D</text:span><text:span text:style-name="T2">E</text:span><text:span text:style-name="T2">B</text:span><text:span text:style-name="T2">I</text:span><text:span text:style-name="T2">T</text:span><text:span text:style-name="T2"><text:tab/></text:span><text:span text:style-name="T2">D</text:span><text:span text:style-name="T2">E</text:span><text:span text:style-name="T2">C</text:span><text:span text:style-name="T2">I</text:span><text:span text:style-name="T2">M</text:span><text:span text:style-name="T2">A</text:span><text:span text:style-name="T2">L</text:span><text:span text:style-name="T2">(</text:span><text:span text:style-name="T2">2</text:span><text:span text:style-name="T2">0</text:span><text:span text:style-name="T2">,</text:span><text:span text:style-name="T2">5</text:span><text:span text:style-name="T2">)</text:span></text:p>
          <text:p text:style-name="P7"><text:span text:style-name="T2"><text:tab/></text:span><text:span text:style-name="T2">L</text:span><text:span text:style-name="T2">E</text:span><text:span text:style-name="T2">D</text:span><text:span text:style-name="T2">_</text:span><text:span text:style-name="T2">A</text:span><text:span text:style-name="T2">R</text:span><text:span text:style-name="T2">C</text:span><text:span text:style-name="T2">_</text:span><text:span text:style-name="T2">C</text:span><text:span text:style-name="T2">R</text:span><text:span text:style-name="T2">E</text:span><text:span text:style-name="T2">D</text:span><text:span text:style-name="T2">I</text:span><text:span text:style-name="T2">T</text:span><text:span text:style-name="T2"><text:tab/></text:span><text:span text:style-name="T2">D</text:span><text:span text:style-name="T2">E</text:span><text:span text:style-name="T2">C</text:span><text:span text:style-name="T2">I</text:span><text:span text:style-name="T2">M</text:span><text:span text:style-name="T2">A</text:span><text:span text:style-name="T2">L</text:span><text:span text:style-name="T2">(</text:span><text:span text:style-name="T2">2</text:span><text:span text:style-name="T2">0</text:span><text:span text:style-name="T2">,</text:span><text:span text:style-name="T2">5</text:span><text:span text:style-name="T2">)</text:span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4.25cm" svg:height="0.5cm" svg:x="27.3cm" svg:y="17.7cm">
          <text:p text:style-name="P5"><text:span text:style-name="T3">OFA_T_LEDGERS_ARC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26.697cm" svg:y1="18.418cm" svg:x2="27.301cm" svg:y2="18.418cm">
          <text:p/>
        </draw:line>
        <draw:line draw:style-name="gr7" draw:text-style-name="P9" draw:layer="layout" svg:x1="21.399cm" svg:y1="18.37cm" svg:x2="20.296cm" svg:y2="18.37cm">
          <text:p/>
        </draw:line>
        <draw:line draw:style-name="gr38" draw:text-style-name="P9" draw:layer="layout" svg:x1="21.4cm" svg:y1="17.089cm" svg:x2="26.694cm" svg:y2="17.089cm">
          <text:p/>
        </draw:line>
        <draw:line draw:style-name="gr38" draw:text-style-name="P9" draw:layer="layout" svg:x1="26.697cm" svg:y1="18.414cm" svg:x2="26.697cm" svg:y2="17.088cm">
          <text:p/>
        </draw:line>
        <draw:line draw:style-name="gr38" draw:text-style-name="P9" draw:layer="layout" svg:x1="21.409cm" svg:y1="18.369cm" svg:x2="21.409cm" svg:y2="17.088cm">
          <text:p/>
        </draw:line>
        <draw:line draw:style-name="gr16" draw:text-style-name="P9" draw:layer="layout" svg:x1="26.439cm" svg:y1="18.635cm" svg:x2="27.288cm" svg:y2="18.635cm">
          <text:p/>
        </draw:line>
        <draw:line draw:style-name="gr16" draw:text-style-name="P9" draw:layer="layout" svg:x1="26.432cm" svg:y1="18.629cm" svg:x2="26.432cm" svg:y2="16.856cm">
          <text:p/>
        </draw:line>
        <draw:line draw:style-name="gr16" draw:text-style-name="P9" draw:layer="layout" svg:x1="21.193cm" svg:y1="16.845cm" svg:x2="26.431cm" svg:y2="16.845cm">
          <text:p/>
        </draw:line>
        <draw:line draw:style-name="gr16" draw:text-style-name="P9" draw:layer="layout" svg:x1="21.183cm" svg:y1="16.855cm" svg:x2="21.183cm" svg:y2="11.299cm">
          <text:p/>
        </draw:line>
        <draw:custom-shape draw:style-name="gr10" draw:text-style-name="P4" draw:layer="layout" svg:width="4cm" svg:height="1.5cm" svg:x="27.3cm" svg:y="11.002cm">
          <text:p text:style-name="P3"><text:span text:style-name="T2">#</text:span><text:span text:style-name="T2"><text:tab/></text:span><text:span text:style-name="T2">P</text:span><text:span text:style-name="T2">A</text:span><text:span text:style-name="T2">M</text:span><text:span text:style-name="T2">_</text:span><text:span text:style-name="T2">C</text:span><text:span text:style-name="T2">O</text:span><text:span text:style-name="T2">D</text:span><text:span text:style-name="T2">E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L</text:span><text:span text:style-name="T2">A</text:span><text:span text:style-name="T2">B</text:span><text:span text:style-name="T2">E</text:span><text:span text:style-name="T2">L</text:span><text:span text:style-name="T2"><text:tab/></text:span><text:span text:style-name="T2">V</text:span><text:span text:style-name="T2">X</text:span><text:span text:style-name="T2">(</text:span><text:span text:style-name="T2">2</text:span><text:span text:style-name="T2">5</text:span><text:span text:style-name="T2">6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A</text:span><text:span text:style-name="T2">C</text:span><text:span text:style-name="T2">C</text:span><text:span text:style-name="T2">O</text:span><text:span text:style-name="T2">U</text:span><text:span text:style-name="T2">N</text:span><text:span text:style-name="T2">T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N</text:span><text:span text:style-name="T2">O</text:span><text:span text:style-name="T2">T</text:span><text:span text:style-name="T2">E</text:span><text:span text:style-name="T2">S</text:span><text:span text:style-name="T2"><text:tab/></text:span><text:span text:style-name="T2">V</text:span><text:span text:style-name="T2">X</text:span><text:span text:style-name="T2">(</text:span><text:span text:style-name="T2">4</text:span><text:span text:style-name="T2">0</text:span><text:span text:style-name="T2">9</text:span><text:span text:style-name="T2">6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U</text:span><text:span text:style-name="T2">P</text:span><text:span text:style-name="T2">D</text:span><text:span text:style-name="T2">_</text:span><text:span text:style-name="T2">U</text:span><text:span text:style-name="T2">S</text:span><text:span text:style-name="T2">E</text:span><text:span text:style-name="T2">R</text:span><text:span text:style-name="T2"><text:tab/></text:span><text:span text:style-name="T2">V</text:span><text:span text:style-name="T2">X</text:span><text:span text:style-name="T2">(</text:span><text:span text:style-name="T2">6</text:span><text:span text:style-name="T2">4</text:span><text:span text:style-name="T2">)</text:span></text:p>
          <text:p text:style-name="P3"><text:span text:style-name="T2"><text:tab/></text:span><text:span text:style-name="T2">P</text:span><text:span text:style-name="T2">A</text:span><text:span text:style-name="T2">M</text:span><text:span text:style-name="T2">_</text:span><text:span text:style-name="T2">U</text:span><text:span text:style-name="T2">P</text:span><text:span text:style-name="T2">D</text:span><text:span text:style-name="T2">_</text:span><text:span text:style-name="T2">S</text:span><text:span text:style-name="T2">T</text:span><text:span text:style-name="T2">A</text:span><text:span text:style-name="T2">M</text:span><text:span text:style-name="T2">P</text:span><text:span text:style-name="T2"><text:tab/></text:span><text:span text:style-name="T2">T</text:span><text:span text:style-name="T2">I</text:span><text:span text:style-name="T2">M</text:span><text:span text:style-name="T2">E</text:span><text:span text:style-name="T2">S</text:span><text:span text:style-name="T2">T</text:span><text:span text:style-name="T2">A</text:span><text:span text:style-name="T2">M</text:span><text:span text:style-name="T2">P</text:span></text:p>
          <text:p text:style-name="P7"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4cm" svg:height="0.5cm" svg:x="27.3cm" svg:y="10.501cm">
          <text:p text:style-name="P5"><text:span text:style-name="T3">O</text:span><text:span text:style-name="T3">F</text:span><text:span text:style-name="T3">A</text:span><text:span text:style-name="T3">_</text:span><text:span text:style-name="T3">T</text:span><text:span text:style-name="T3">_</text:span><text:span text:style-name="T3">P</text:span><text:span text:style-name="T3">A</text:span><text:span text:style-name="T3">I</text:span><text:span text:style-name="T3">M</text:span><text:span text:style-name="T3">E</text:span><text:span text:style-name="T3">A</text:span><text:span text:style-name="T3">N</text:span><text:span text:style-name="T3">S</text:span></text:p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4.993cm" svg:y1="11.166cm" svg:x2="4.993cm" svg:y2="9.538cm">
          <text:p/>
        </draw:line>
        <draw:line draw:style-name="gr16" draw:text-style-name="P9" draw:layer="layout" svg:x1="5.013cm" svg:y1="9.555cm" svg:x2="26.604cm" svg:y2="9.556cm">
          <text:p/>
        </draw:line>
        <draw:line draw:style-name="gr16" draw:text-style-name="P9" draw:layer="layout" svg:x1="26.593cm" svg:y1="11.714cm" svg:x2="26.593cm" svg:y2="9.565cm">
          <text:p/>
        </draw:line>
        <draw:line draw:style-name="gr16" draw:text-style-name="P9" draw:layer="layout" svg:x1="26.578cm" svg:y1="11.69cm" svg:x2="27.26cm" svg:y2="11.69cm">
          <text:p/>
        </draw:line>
      </draw:page>
      <draw:page draw:name="page2" draw:style-name="dp1" draw:master-page-name="Default">
        <draw:custom-shape draw:style-name="gr40" draw:text-style-name="P4" draw:layer="layout" svg:width="4cm" svg:height="2cm" svg:x="22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<text:tab/></text:span><text:span text:style-name="T2">TFO_LABEL</text:span><text:span text:style-name="T2"><text:tab/></text:span><text:span text:style-name="T2">VX(25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HAS_CORRESPONDANCE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4cm" svg:height="0.5cm" svg:x="22cm" svg:y="10.5cm">
          <text:p text:style-name="P5"><text:span text:style-name="T3">T</text:span><text:span text:style-name="T3">V</text:span><text:span text:style-name="T3">A</text:span><text:span text:style-name="T3">_</text:span><text:span text:style-name="T3">T</text:span><text:span text:style-name="T3">_</text:span><text:span text:style-name="T3">F</text:span><text:span text:style-name="T3">O</text:span><text:span text:style-name="T3">R</text:span><text:span text:style-name="T3">M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cm" svg:height="2cm" svg:x="28cm" svg:y="11.001cm">
          <text:p text:style-name="P3"><text:span text:style-name="T2">#</text:span><text:span text:style-name="T2"><text:tab/></text:span><text:span text:style-name="T2">TFO_</text:span><text:span text:style-name="T2">MNE</text:span><text:span text:style-name="T2">MO</text:span><text:span text:style-name="T2"><text:tab/></text:span><text:span text:style-name="T2">VX(6</text:span><text:span text:style-name="T2">4)</text:span></text:p>
          <text:p text:style-name="P3"><text:span text:style-name="T2">#</text:span><text:span text:style-name="T2"><text:tab/></text:span><text:span text:style-name="T2">TFO_</text:span><text:span text:style-name="T2">BOO</text:span><text:span text:style-name="T2">L_RO</text:span><text:span text:style-name="T2">W</text:span><text:span text:style-name="T2"><text:tab/></text:span><text:span text:style-name="T2">INTE</text:span><text:span text:style-name="T2">GER)</text:span></text:p>
          <text:p text:style-name="P3"><text:span text:style-name="T2"><text:tab/></text:span><text:span text:style-name="T2">TFO_</text:span><text:span text:style-name="T2">BOO</text:span><text:span text:style-name="T2">L_LA</text:span><text:span text:style-name="T2">BEL</text:span><text:span text:style-name="T2"><text:tab/></text:span><text:span text:style-name="T2">VX(2</text:span><text:span text:style-name="T2">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4cm" svg:height="0.5cm" svg:x="28cm" svg:y="10.5cm">
          <text:p text:style-name="P5"><text:span text:style-name="T3">T</text:span><text:span text:style-name="T3">V</text:span><text:span text:style-name="T3">A</text:span><text:span text:style-name="T3">_</text:span><text:span text:style-name="T3">T</text:span><text:span text:style-name="T3">_</text:span><text:span text:style-name="T3">F</text:span><text:span text:style-name="T3">O</text:span><text:span text:style-name="T3">R</text:span><text:span text:style-name="T3">M</text:span><text:span text:style-name="T3">S</text:span><text:span text:style-name="T3">_</text:span><text:span text:style-name="T3">B</text:span><text:span text:style-name="T3">O</text:span><text:span text:style-name="T3">O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3" draw:text-style-name="P14" draw:layer="layout" svg:width="4cm" svg:height="0.501cm" svg:x="36.1cm" svg:y="10.499cm">
          <text:p text:style-name="P5"><text:span text:style-name="T3">TVA_T_VER</text:span><text:span text:style-name="T3">SION</text:span></text:p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6.247cm" svg:height="1.199cm" svg:x="34.782cm" svg:y="27.488cm">
          <draw:text-box>
            <text:p><text:span text:style-name="T4">Openbook VAT data </text:span><text:span text:style-name="T4">model v 6</text:span></text:p>
            <text:p><text:span text:style-name="T4">Last updated : </text:span><text:span text:style-name="T4">2016-09-26</text:span></text:p>
          </draw:text-box>
        </draw:frame>
        <draw:custom-shape draw:style-name="gr45" draw:text-style-name="P4" draw:layer="layout" svg:width="4cm" svg:height="3cm" svg:x="28.01cm" svg:y="15.5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CODE</text:span><text:span text:style-name="T2"><text:tab/></text:span><text:span text:style-name="T2">VX(64)</text:span></text:p>
          <text:p text:style-name="P3"><text:span text:style-name="T2"><text:tab/></text:span><text:span text:style-name="T2">TFO_DET_LABEL</text:span><text:span text:style-name="T2"><text:tab/></text:span><text:span text:style-name="T2">VX(256)</text:span></text:p>
          <text:p text:style-name="P3"><text:span text:style-name="T2"><text:tab/></text:span><text:span text:style-name="T2">TFO_DET_LEVEL</text:span><text:span text:style-name="T2"><text:tab/></text:span><text:span text:style-name="T2">INTEGER</text:span></text:p>
          <text:p text:style-name="P3"><text:span text:style-name="T2"><text:tab/></text:span><text:span text:style-name="T2">TFO_DET_HAS_BA</text:span><text:span text:style-name="T2">SE</text:span><text:span text:style-name="T2"><text:tab/></text:span><text:span text:style-name="T2">X(1)</text:span></text:p>
          <text:p text:style-name="P3"><text:span text:style-name="T2"><text:tab/></text:span><text:span text:style-name="T2">TFO_DET_BASE</text:span><text:span text:style-name="T2"><text:tab/></text:span><text:span text:style-name="T2">VX(256)</text:span></text:p>
          <text:p text:style-name="P3"><text:span text:style-name="T2"><text:tab/></text:span><text:span text:style-name="T2">TFO_DET_HAS_A</text:span><text:span text:style-name="T2">MOUNT</text:span><text:span text:style-name="T2"><text:tab/></text:span><text:span text:style-name="T2">X(1)</text:span></text:p>
          <text:p text:style-name="P3"><text:span text:style-name="T2"><text:tab/></text:span><text:span text:style-name="T2">TFO_DET_AMOUN</text:span><text:span text:style-name="T2">T</text:span><text:span text:style-name="T2"><text:tab/></text:span><text:span text:style-name="T2">VX(256)</text:span></text:p>
          <text:p text:style-name="P3"><text:span text:style-name="T2"><text:tab/></text:span><text:span text:style-name="T2">TFO_DET_HAS_TE</text:span><text:span text:style-name="T2">MPLATE</text:span><text:span text:style-name="T2"><text:tab/></text:span><text:span text:style-name="T2">X(1)</text:span></text:p>
          <text:p text:style-name="P3"><text:span text:style-name="T2"><text:tab/></text:span><text:span text:style-name="T2">TFO_DET_TEMPLA</text:span><text:span text:style-name="T2">TE</text:span><text:span text:style-name="T2"><text:tab/></text:span><text:span text:style-name="T2">VX(64)</text:span></text:p>
          <text:p text:style-name="P3"><text:span text:style-name="T2"/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4cm" svg:height="0.5cm" svg:x="28.01cm" svg:y="15cm">
          <text:p text:style-name="P5"><text:span text:style-name="T3">TVA_T_FOR</text:span><text:span text:style-name="T3">MS_DET</text:span></text:p>
          <draw:enhanced-geometry svg:viewBox="0 0 21600 21600" draw:type="rectangle" draw:enhanced-path="M 0 0 L 21600 0 21600 21600 0 21600 0 0 Z N"/>
        </draw:custom-shape>
        <draw:line draw:style-name="gr30" draw:text-style-name="P9" draw:layer="layout" svg:x1="27.107cm" svg:y1="15.728cm" svg:x2="28.025cm" svg:y2="15.728cm">
          <text:p/>
        </draw:line>
        <draw:line draw:style-name="gr30" draw:text-style-name="P9" draw:layer="layout" svg:x1="27.111cm" svg:y1="15.738cm" svg:x2="27.111cm" svg:y2="11.245cm">
          <text:p/>
        </draw:line>
        <draw:custom-shape draw:style-name="gr45" draw:text-style-name="P4" draw:layer="layout" svg:width="4cm" svg:height="3cm" svg:x="14.5cm" svg:y="11.00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<text:tab/></text:span><text:span text:style-name="T2">TFO_CORRESPONDENCE</text:span><text:span text:style-name="T2"><text:tab/></text:span><text:span text:style-name="T2">VX(4096)</text:span></text:p>
          <text:p text:style-name="P3"><text:span text:style-name="T2"><text:tab/></text:span><text:span text:style-name="T2">TFO_NOTES</text:span><text:span text:style-name="T2"><text:tab/></text:span><text:span text:style-name="T2">VX(4096)</text:span></text:p>
          <text:p text:style-name="P3"><text:span text:style-name="T2"><text:tab/></text:span><text:span text:style-name="T2">TFO_BEGIN</text:span><text:span text:style-name="T2"><text:tab/></text:span><text:span text:style-name="T2">DATE</text:span></text:p>
          <text:p text:style-name="P3"><text:span text:style-name="T2"><text:tab/></text:span><text:span text:style-name="T2">TFO_DOPE</text:span><text:span text:style-name="T2"><text:tab/></text:span><text:span text:style-name="T2">DATE</text:span></text:p>
          <text:p text:style-name="P3"><text:span text:style-name="T2"><text:tab/></text:span><text:span text:style-name="T2">TFO_VALIDATED</text:span><text:span text:style-name="T2"><text:tab/></text:span><text:span text:style-name="T2">X(1)</text:span></text:p>
          <text:p text:style-name="P3"><text:span text:style-name="T2"><text:tab/></text:span><text:span text:style-name="T2">TFO_UPD_USER</text:span><text:span text:style-name="T2"><text:tab/></text:span><text:span text:style-name="T2">VX(64)</text:span></text:p>
          <text:p text:style-name="P3"><text:span text:style-name="T2"><text:tab/></text:span><text:span text:style-name="T2">TFO_UPD_STAMP</text:span><text:span text:style-name="T2"><text:tab/></text:span><text:span text:style-name="T2">TIMESTAMP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4cm" svg:height="0.5cm" svg:x="14.5cm" svg:y="10.5cm">
          <text:p text:style-name="P5"><text:span text:style-name="T3">TVA_T_RECORDS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cm" svg:height="2cm" svg:x="8.5cm" svg:y="11.001cm">
          <text:p text:style-name="P3"><text:span text:style-name="T2">#</text:span><text:span text:style-name="T2"><text:tab/></text:span><text:span text:style-name="T2">TFO</text:span><text:span text:style-name="T2">_M</text:span><text:span text:style-name="T2">NE</text:span><text:span text:style-name="T2">MO</text:span><text:span text:style-name="T2"><text:tab/></text:span><text:span text:style-name="T2">VX(</text:span><text:span text:style-name="T2">64)</text:span></text:p>
          <text:p text:style-name="P3"><text:span text:style-name="T2">#</text:span><text:span text:style-name="T2"><text:tab/></text:span><text:span text:style-name="T2">TFO</text:span><text:span text:style-name="T2">_E</text:span><text:span text:style-name="T2">ND</text:span><text:span text:style-name="T2"><text:tab/></text:span><text:span text:style-name="T2">DAT</text:span><text:span text:style-name="T2">E</text:span></text:p>
          <text:p text:style-name="P3"><text:span text:style-name="T2">#</text:span><text:span text:style-name="T2"><text:tab/></text:span><text:span text:style-name="T2">TFO</text:span><text:span text:style-name="T2">_B</text:span><text:span text:style-name="T2">OO</text:span><text:span text:style-name="T2">L_R</text:span><text:span text:style-name="T2">OW</text:span><text:span text:style-name="T2"><text:tab/></text:span><text:span text:style-name="T2">INT</text:span><text:span text:style-name="T2">EGE</text:span><text:span text:style-name="T2">R)</text:span></text:p>
          <text:p text:style-name="P3"><text:span text:style-name="T2"><text:tab/></text:span><text:span text:style-name="T2">TFO</text:span><text:span text:style-name="T2">_B</text:span><text:span text:style-name="T2">OO</text:span><text:span text:style-name="T2">L_T</text:span><text:span text:style-name="T2">RU</text:span><text:span text:style-name="T2">E</text:span><text:span text:style-name="T2"><text:tab/></text:span><text:span text:style-name="T2">X(1</text:span><text:span text:style-name="T2">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4cm" svg:height="0.5cm" svg:x="8.5cm" svg:y="10.5cm">
          <text:p text:style-name="P5"><text:span text:style-name="T3">TVA_T_RECORDS_BOOL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2.496cm" svg:y1="11.191cm" svg:x2="14.504cm" svg:y2="11.191cm">
          <text:p/>
        </draw:line>
        <draw:custom-shape draw:style-name="gr40" draw:text-style-name="P4" draw:layer="layout" svg:width="4cm" svg:height="2cm" svg:x="8.5cm" svg:y="15.451cm">
          <text:p text:style-name="P3"><text:span text:style-name="T2">#</text:span><text:span text:style-name="T2"><text:tab/></text:span><text:span text:style-name="T2">TFO_MNEMO</text:span><text:span text:style-name="T2"><text:tab/></text:span><text:span text:style-name="T2">VX(64)</text:span></text:p>
          <text:p text:style-name="P3"><text:span text:style-name="T2">#</text:span><text:span text:style-name="T2"><text:tab/></text:span><text:span text:style-name="T2">TFO_END</text:span><text:span text:style-name="T2"><text:tab/></text:span><text:span text:style-name="T2">DATE</text:span></text:p>
          <text:p text:style-name="P3"><text:span text:style-name="T2">#</text:span><text:span text:style-name="T2"><text:tab/></text:span><text:span text:style-name="T2">TFO_DET_ROW</text:span><text:span text:style-name="T2"><text:tab/></text:span><text:span text:style-name="T2">INTEGER)</text:span></text:p>
          <text:p text:style-name="P3"><text:span text:style-name="T2"><text:tab/></text:span><text:span text:style-name="T2">TFO_DET_BASE</text:span><text:span text:style-name="T2"><text:tab/></text:span><text:span text:style-name="T2">DECIMAL(20,5)</text:span></text:p>
          <text:p text:style-name="P3"><text:span text:style-name="T2"><text:tab/></text:span><text:span text:style-name="T2">TFO_DET_AMOUNT</text:span><text:span text:style-name="T2"><text:tab/></text:span><text:span text:style-name="T2">DECIMAL(20,5)</text:span></text:p>
          <text:p text:style-name="P3"><text:span text:style-name="T2"><text:tab/></text:span><text:span text:style-name="T2">TFO_DET_OPE_NUMB</text:span><text:span text:style-name="T2">ER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4cm" svg:height="0.5cm" svg:x="8.5cm" svg:y="15cm">
          <text:p text:style-name="P5"><text:span text:style-name="T3">T</text:span><text:span text:style-name="T3">V</text:span><text:span text:style-name="T3">A</text:span><text:span text:style-name="T3">_</text:span><text:span text:style-name="T3">T</text:span><text:span text:style-name="T3">_</text:span><text:span text:style-name="T3">R</text:span><text:span text:style-name="T3">E</text:span><text:span text:style-name="T3">C</text:span><text:span text:style-name="T3">O</text:span><text:span text:style-name="T3">R</text:span><text:span text:style-name="T3">D</text:span><text:span text:style-name="T3">S</text:span><text:span text:style-name="T3">_</text:span><text:span text:style-name="T3">D</text:span><text:span text:style-name="T3">E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3.462cm" svg:y1="11.274cm" svg:x2="14.504cm" svg:y2="11.274cm">
          <text:p/>
        </draw:line>
        <draw:line draw:style-name="gr30" draw:text-style-name="P9" draw:layer="layout" svg:x1="12.496cm" svg:y1="15.722cm" svg:x2="13.466cm" svg:y2="15.722cm">
          <text:p/>
        </draw:line>
        <draw:line draw:style-name="gr30" draw:text-style-name="P9" draw:layer="layout" svg:x1="13.463cm" svg:y1="15.737cm" svg:x2="13.463cm" svg:y2="11.279cm">
          <text:p/>
        </draw:line>
        <draw:line draw:style-name="gr20" draw:text-style-name="P18" draw:layer="layout" svg:x1="31.998cm" svg:y1="17.833cm" svg:x2="32.998cm" svg:y2="17.833cm">
          <text:p/>
        </draw:line>
        <draw:frame draw:style-name="gr46" draw:text-style-name="P17" draw:layer="layout" svg:width="3.542cm" svg:height="0.526cm" svg:x="32.812cm" svg:y="17.573cm">
          <draw:text-box>
            <text:p text:style-name="P16"><text:span text:style-name="T5">OFA_T_OPE_TEMPLATES</text:span></text:p>
          </draw:text-box>
        </draw:frame>
        <draw:line draw:style-name="gr20" draw:text-style-name="P18" draw:layer="layout" svg:x1="18.512cm" svg:y1="11.195cm" svg:x2="22.012cm" svg:y2="11.195cm">
          <text:p/>
        </draw:line>
        <draw:line draw:style-name="gr7" draw:text-style-name="P9" draw:layer="layout" svg:x1="28.006cm" svg:y1="11.166cm" svg:x2="26.008cm" svg:y2="11.166cm">
          <text:p/>
        </draw:line>
        <draw:line draw:style-name="gr7" draw:text-style-name="P9" draw:layer="layout" svg:x1="27.132cm" svg:y1="11.242cm" svg:x2="26cm" svg:y2="11.242cm">
          <text:p/>
        </draw:line>
        <draw:line draw:style-name="gr21" draw:text-style-name="P18" draw:layer="layout" svg:x1="32.012cm" svg:y1="16.952cm" svg:x2="33.012cm" svg:y2="16.952cm">
          <text:p/>
        </draw:line>
        <draw:line draw:style-name="gr21" draw:text-style-name="P18" draw:layer="layout" svg:x1="32.012cm" svg:y1="17.352cm" svg:x2="33.012cm" svg:y2="17.352cm">
          <text:p/>
        </draw:line>
        <draw:frame draw:style-name="gr47" draw:text-style-name="P20" draw:layer="layout" svg:width="3.542cm" svg:height="0.801cm" svg:x="32.812cm" svg:y="16.773cm">
          <draw:text-box>
            <text:p text:style-name="P19"><text:span text:style-name="T7">OFA_T_ACCOUNTS</text:span></text:p>
            <text:p text:style-name="P19"><text:span text:style-name="T7">OFA_T_RATES</text:span></text:p>
          </draw:text-box>
        </draw:frame>
      </draw:page>
      <draw:page draw:name="page3" draw:style-name="dp1" draw:master-page-name="Default">
        <draw:custom-shape draw:style-name="gr48" draw:text-style-name="P4" draw:layer="layout" svg:width="4cm" svg:height="0.999cm" svg:x="36.1cm" svg:y="11cm">
          <text:p text:style-name="P3"><text:span text:style-name="T2">#</text:span><text:span text:style-name="T2"><text:tab/></text:span><text:span text:style-name="T2">VER_NUMBER</text:span><text:span text:style-name="T2"><text:tab/></text:span><text:span text:style-name="T2">INTEGER</text:span></text:p>
          <text:p text:style-name="P3"><text:span text:style-name="T2"><text:tab/></text:span><text:span text:style-name="T2">VER_DATE</text:span><text:span text:style-name="T2"><text:tab/></text:span><text:span text:style-name="T2">TIMESTAMP</text:span></text:p>
          <draw:enhanced-geometry svg:viewBox="0 0 21600 21600" draw:type="rectangle" draw:enhanced-path="M 0 0 L 21600 0 21600 21600 0 21600 0 0 Z N"/>
        </draw:custom-shape>
        <draw:custom-shape draw:style-name="gr49" draw:text-style-name="P14" draw:layer="layout" svg:width="4cm" svg:height="0.501cm" svg:x="36.1cm" svg:y="10.499cm">
          <text:p text:style-name="P5"><text:span text:style-name="T3">REC_T_VERSION</text:span></text:p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7.237cm" svg:height="1.199cm" svg:x="33.803cm" svg:y="27.501cm">
          <draw:text-box>
            <text:p><text:span text:style-name="T4">Openbook </text:span><text:span text:style-name="T4">Recurrent data </text:span><text:span text:style-name="T4">model v6</text:span></text:p>
            <text:p><text:span text:style-name="T4">Last updated : </text:span><text:span text:style-name="T4">2016-10-13</text:span></text:p>
          </draw:text-box>
        </draw:frame>
        <draw:custom-shape draw:style-name="gr51" draw:text-style-name="P4" draw:layer="layout" svg:width="4cm" svg:height="3cm" svg:x="16.3cm" svg:y="10.967cm">
          <text:p text:style-name="P3"><text:span text:style-name="T2">#</text:span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LABEL</text:span><text:span text:style-name="T2"><text:tab/></text:span><text:span text:style-name="T2">VX(256)</text:span></text:p>
          <text:p text:style-name="P3"><text:span text:style-name="T2"><text:tab/></text:span><text:span text:style-name="T2">REC_OPE_TEMPLATE</text:span><text:span text:style-name="T2"><text:tab/></text:span><text:span text:style-name="T2">VX(64)</text:span></text:p>
          <text:p text:style-name="P3"><text:span text:style-name="T2"><text:tab/></text:span><text:span text:style-name="T2">REC_PERIOD</text:span><text:span text:style-name="T2"><text:tab/></text:span><text:span text:style-name="T2">VX(16)</text:span></text:p>
          <text:p text:style-name="P3"><text:span text:style-name="T2"><text:tab/></text:span><text:span text:style-name="T2">REC_PERIOD_DETAIL</text:span><text:span text:style-name="T2"><text:tab/></text:span><text:span text:style-name="T2">VX(16)</text:span></text:p>
          <text:p text:style-name="P3"><text:span text:style-name="T2"><text:tab/></text:span><text:span text:style-name="T2">REC_NOTES</text:span><text:span text:style-name="T2"><text:tab/></text:span><text:span text:style-name="T2">VX(4096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ENABLED</text:span><text:span text:style-name="T2"><text:tab/></text:span><text:span text:style-name="T2">X(1)</text:span></text:p>
          <text:p text:style-name="P3"><text:span text:style-name="T2"><text:tab/></text:span><text:span text:style-name="T2">REC_DEF_AMOUNT1</text:span><text:span text:style-name="T2"><text:tab/></text:span><text:span text:style-name="T2">VX(64)</text:span></text:p>
          <text:p text:style-name="P3"><text:span text:style-name="T2"><text:tab/></text:span><text:span text:style-name="T2">REC_DEF_AMOUNT2</text:span><text:span text:style-name="T2"><text:tab/></text:span><text:span text:style-name="T2">VX(64)</text:span></text:p>
          <text:p text:style-name="P3"><text:span text:style-name="T2"><text:tab/></text:span><text:span text:style-name="T2">REC_DEF_AMOUNT3</text:span><text:span text:style-name="T2"><text:tab/></text:span><text:span text:style-name="T2">VX(64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draw:layer="layout" svg:width="4cm" svg:height="0.5cm" svg:x="16.3cm" svg:y="10.5cm">
          <text:p text:style-name="P5"><text:span text:style-name="T3">REC_T_MODELS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4cm" svg:height="1cm" svg:x="10.4cm" svg:y="10.901cm">
          <text:p text:style-name="P3"><text:span text:style-name="T2">#</text:span><text:span text:style-name="T2"><text:tab/></text:span><text:span text:style-name="T2">REC_ID</text:span><text:span text:style-name="T2"><text:tab/></text:span><text:span text:style-name="T2">INTEGER</text:span></text:p>
          <text:p text:style-name="P3"><text:span text:style-name="T2"><text:tab/></text:span><text:span text:style-name="T2">REC_LAST_RUN</text:span><text:span text:style-name="T2"><text:tab/></text:span><text:span text:style-name="T2">DATE</text:span></text:p>
          <text:p text:style-name="P3"><text:span text:style-name="T2"><text:tab/></text:span><text:span text:style-name="T2">REC_LAST_NUMSEQ</text:span><text:span text:style-name="T2"><text:tab/></text:span><text:span text:style-name="T2">BIGIN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draw:layer="layout" svg:width="4cm" svg:height="0.5cm" svg:x="10.4cm" svg:y="10.4cm">
          <text:p text:style-name="P5"><text:span text:style-name="T3">REC_T_GEN</text:span>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cm" svg:height="2.5cm" svg:x="16.3cm" svg:y="16.501cm">
          <text:p text:style-name="P3"><text:span text:style-name="T2">#</text:span><text:span text:style-name="T2"><text:tab/></text:span><text:span text:style-name="T2">REC_NUMSEQ</text:span><text:span text:style-name="T2"><text:tab/></text:span><text:span text:style-name="T2">BIGINT</text:span></text:p>
          <text:p text:style-name="P3"><text:span text:style-name="T2"><text:tab/></text:span><text:span text:style-name="T2">REC_MNEMO</text:span><text:span text:style-name="T2"><text:tab/></text:span><text:span text:style-name="T2">VX(64)</text:span></text:p>
          <text:p text:style-name="P3"><text:span text:style-name="T2"><text:tab/></text:span><text:span text:style-name="T2">REC_DATE</text:span><text:span text:style-name="T2"><text:tab/></text:span><text:span text:style-name="T2">DATE</text:span></text:p>
          <text:p text:style-name="P3"><text:span text:style-name="T2"><text:tab/></text:span><text:span text:style-name="T2">REC_STATUS</text:span><text:span text:style-name="T2"><text:tab/></text:span><text:span text:style-name="T2">X(1)</text:span></text:p>
          <text:p text:style-name="P3"><text:span text:style-name="T2"><text:tab/></text:span><text:span text:style-name="T2">REC_UPD_USER</text:span><text:span text:style-name="T2"><text:tab/></text:span><text:span text:style-name="T2">VX(64)</text:span></text:p>
          <text:p text:style-name="P3"><text:span text:style-name="T2"><text:tab/></text:span><text:span text:style-name="T2">REC_UPD_STAMP</text:span><text:span text:style-name="T2"><text:tab/></text:span><text:span text:style-name="T2">TIMESTAMP</text:span></text:p>
          <text:p text:style-name="P3"><text:span text:style-name="T2"><text:tab/></text:span><text:span text:style-name="T2">REC_AMOUNT1</text:span><text:span text:style-name="T2"><text:tab/></text:span><text:span text:style-name="T2">DECIMAL(20,5)</text:span></text:p>
          <text:p text:style-name="P3"><text:span text:style-name="T2"><text:tab/></text:span><text:span text:style-name="T2">REC_AMOUNT2</text:span><text:span text:style-name="T2"><text:tab/></text:span><text:span text:style-name="T2">DECIMAL(20,5)</text:span></text:p>
          <text:p text:style-name="P3"><text:span text:style-name="T2"><text:tab/></text:span><text:span text:style-name="T2">REC_AMOUNT3</text:span><text:span text:style-name="T2"><text:tab/></text:span><text:span text:style-name="T2">DECIMAL(20,5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draw:layer="layout" svg:width="4cm" svg:height="0.5cm" svg:x="16.3cm" svg:y="16cm">
          <text:p text:style-name="P5"><text:span text:style-name="T3">REC_T_RUN</text:span></text:p>
          <draw:enhanced-geometry svg:viewBox="0 0 21600 21600" draw:type="rectangle" draw:enhanced-path="M 0 0 L 21600 0 21600 21600 0 21600 0 0 Z N"/>
        </draw:custom-shape>
        <draw:line draw:style-name="gr20" draw:text-style-name="P18" draw:layer="layout" svg:x1="20.315cm" svg:y1="11.632cm" svg:x2="21.315cm" svg:y2="11.632cm">
          <text:p/>
        </draw:line>
        <draw:frame draw:style-name="gr46" draw:text-style-name="P17" draw:layer="layout" svg:width="3.542cm" svg:height="0.526cm" svg:x="21.129cm" svg:y="11.372cm">
          <draw:text-box>
            <text:p text:style-name="P16"><text:span text:style-name="T5">OFA_T_OPE_TEMPLATES</text:span></text:p>
          </draw:text-box>
        </draw:frame>
        <draw:line draw:style-name="gr20" draw:text-style-name="P9" draw:layer="layout" svg:x1="15.678cm" svg:y1="11.171cm" svg:x2="16.312cm" svg:y2="11.171cm">
          <text:p/>
        </draw:line>
        <draw:line draw:style-name="gr55" draw:text-style-name="P9" draw:layer="layout" svg:x1="15.686cm" svg:y1="16.909cm" svg:x2="16.32cm" svg:y2="16.909cm">
          <text:p/>
        </draw:line>
        <draw:line draw:style-name="gr55" draw:text-style-name="P9" draw:layer="layout" svg:x1="15.672cm" svg:y1="16.928cm" svg:x2="15.679cm" svg:y2="11.177cm">
          <text:p/>
        </draw:line>
        <draw:custom-shape draw:style-name="gr56" draw:text-style-name="P4" draw:layer="layout" svg:width="4cm" svg:height="2cm" svg:x="27cm" svg:y="10.9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LABEL</text:span><text:span text:style-name="T2"><text:tab/></text:span><text:span text:style-name="T2">VX(256)</text:span></text:p>
          <text:p text:style-name="P3"><text:span text:style-name="T2"><text:tab/></text:span><text:span text:style-name="T2">REC_PER_HAVE_DETAIL</text:span><text:span text:style-name="T2"><text:tab/></text:span><text:span text:style-name="T2">X(1)</text:span></text:p>
          <text:p text:style-name="P3"><text:span text:style-name="T2"><text:tab/></text:span><text:span text:style-name="T2">REC_PER_ADD_TYPE</text:span><text:span text:style-name="T2"><text:tab/></text:span><text:span text:style-name="T2">X(1)</text:span></text:p>
          <text:p text:style-name="P3"><text:span text:style-name="T2"><text:tab/></text:span><text:span text:style-name="T2">REC_PER_ADD_COUNT</text:span><text:span text:style-name="T2"><text:tab/></text:span><text:span text:style-name="T2">INTEGER</text:span></text:p>
          <text:p text:style-name="P3"><text:span text:style-name="T2"><text:tab/></text:span><text:span text:style-name="T2">REC_PER_NOTES</text:span><text:span text:style-name="T2"><text:tab/></text:span><text:span text:style-name="T2">VX(4096)</text:span></text:p>
          <text:p text:style-name="P3"><text:span text:style-name="T2"><text:tab/></text:span><text:span text:style-name="T2">REC_PER_UPD_USER</text:span><text:span text:style-name="T2"><text:tab/></text:span><text:span text:style-name="T2">VX(64)</text:span></text:p>
          <text:p text:style-name="P3"><text:span text:style-name="T2"><text:tab/></text:span><text:span text:style-name="T2">REC_PER_UPD_STAMP</text:span><text:span text:style-name="T2"><text:tab/></text:span><text:span text:style-name="T2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draw:layer="layout" svg:width="4cm" svg:height="0.5cm" svg:x="27cm" svg:y="10.4cm">
          <text:p text:style-name="P5"><text:span text:style-name="T3">REC_T_PERIODS</text:span></text:p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4cm" svg:height="1.5cm" svg:x="27cm" svg:y="14.501cm">
          <text:p text:style-name="P3"><text:span text:style-name="T2">#</text:span><text:span text:style-name="T2"><text:tab/></text:span><text:span text:style-name="T2">REC_PER_ID</text:span><text:span text:style-name="T2"><text:tab/></text:span><text:span text:style-name="T2">VX(16)</text:span></text:p>
          <text:p text:style-name="P3"><text:span text:style-name="T2"><text:tab/></text:span><text:span text:style-name="T2">REC_PER_DET_ID</text:span><text:span text:style-name="T2"><text:tab/></text:span><text:span text:style-name="T2">VX(16)</text:span></text:p>
          <text:p text:style-name="P3"><text:span text:style-name="T2"><text:tab/></text:span><text:span text:style-name="T2">REC_PER_DET_LABEL</text:span><text:span text:style-name="T2"><text:tab/></text:span><text:span text:style-name="T2">VX(256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draw:layer="layout" svg:width="4cm" svg:height="0.5cm" svg:x="27cm" svg:y="14cm">
          <text:p text:style-name="P5"><text:span text:style-name="T3">REC_T_PERIODS_DET</text:span></text:p>
          <draw:enhanced-geometry svg:viewBox="0 0 21600 21600" draw:type="rectangle" draw:enhanced-path="M 0 0 L 21600 0 21600 21600 0 21600 0 0 Z N"/>
        </draw:custom-shape>
        <draw:line draw:style-name="gr55" draw:text-style-name="P18" draw:layer="layout" svg:x1="20.309cm" svg:y1="11.827cm" svg:x2="23.341cm" svg:y2="11.827cm">
          <text:p/>
        </draw:line>
        <draw:line draw:style-name="gr20" draw:text-style-name="P18" draw:layer="layout" svg:x1="23.34cm" svg:y1="14.717cm" svg:x2="27.01cm" svg:y2="14.717cm">
          <text:p/>
        </draw:line>
        <draw:line draw:style-name="gr20" draw:text-style-name="P18" draw:layer="layout" svg:x1="23.141cm" svg:y1="14.902cm" svg:x2="27.01cm" svg:y2="14.902cm">
          <text:p/>
        </draw:line>
        <draw:line draw:style-name="gr55" draw:text-style-name="P18" draw:layer="layout" svg:x1="20.309cm" svg:y1="12.028cm" svg:x2="23.145cm" svg:y2="12.028cm">
          <text:p/>
        </draw:line>
        <draw:line draw:style-name="gr55" draw:text-style-name="P18" draw:layer="layout" svg:x1="23.341cm" svg:y1="14.724cm" svg:x2="23.341cm" svg:y2="11.834cm">
          <text:p/>
        </draw:line>
        <draw:line draw:style-name="gr55" draw:text-style-name="P18" draw:layer="layout" svg:x1="23.143cm" svg:y1="14.902cm" svg:x2="23.143cm" svg:y2="12.035cm">
          <text:p/>
        </draw:line>
        <draw:line draw:style-name="gr30" draw:text-style-name="P9" draw:layer="layout" svg:x1="30.995cm" svg:y1="14.695cm" svg:x2="32.113cm" svg:y2="14.695cm">
          <text:p/>
        </draw:line>
        <draw:line draw:style-name="gr30" draw:text-style-name="P9" draw:layer="layout" svg:x1="32.115cm" svg:y1="14.705cm" svg:x2="32.115cm" svg:y2="11.136cm">
          <text:p/>
        </draw:line>
        <draw:line draw:style-name="gr7" draw:text-style-name="P9" draw:layer="layout" svg:x1="32.135cm" svg:y1="11.133cm" svg:x2="31.003cm" svg:y2="11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6-10-13T17:33:13.533481839</dc:date>
    <meta:editing-duration>P34DT2H51M3S</meta:editing-duration>
    <meta:editing-cycles>233</meta:editing-cycles>
    <meta:generator>LibreOffice/5.1.5.2$Linux_X86_64 LibreOffice_project/10$Build-2</meta:generator>
    <meta:document-statistic meta:object-count="227"/>
  </office:meta>
</office:document-meta>
</file>